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top" fo:background-color="#D9D9D9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</style:style>
    <style:style style:name="ce14" style:family="table-cell" style:parent-style-name="Default" style:data-style-name="N14">
      <style:table-cell-properties style:vertical-align="top" fo:background-color="#F4F4F4"/>
      <style:text-properties fo:color="#1E1E1E" fo:font-size="10pt" style:font-size-asian="10pt" style:font-size-complex="10pt"/>
    </style:style>
    <style:style style:name="ce15" style:family="table-cell" style:parent-style-name="Default" style:data-style-name="N14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7" style:family="table-cell" style:parent-style-name="Default" style:data-style-name="N14">
      <style:table-cell-properties style:vertical-align="top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EFEFEF"/>
    </style:style>
    <style:style style:name="ce19" style:family="table-cell" style:parent-style-name="Default" style:data-style-name="N0">
      <style:table-cell-properties style:vertical-align="automatic" fo:wrap-option="wrap" fo:background-color="#EFEFEF"/>
    </style:style>
    <style:style style:name="ce20" style:family="table-cell" style:parent-style-name="Default" style:data-style-name="N0">
      <style:table-cell-properties fo:background-color="#EFEFEF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EFEFEF"/>
    </style:style>
    <style:style style:name="ce22" style:family="table-cell" style:parent-style-name="Default" style:data-style-name="N0">
      <style:table-cell-properties style:vertical-align="top" fo:wrap-option="wrap" fo:background-color="#EFEFE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FEFE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FEFE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background-color="#EFEFE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CCCCC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CC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CC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wrap-option="wrap"/>
    </style:style>
    <style:style style:name="ce34" style:family="table-cell" style:parent-style-name="Default" style:data-style-name="N0">
      <style:table-cell-properties style:vertical-align="automatic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top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top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</style:style>
    <style:style style:name="ce41" style:family="table-cell" style:parent-style-name="Default" style:data-style-name="N14">
      <style:table-cell-properties fo:border-top="thin solid #000000" fo:border-bottom="none" fo:border-left="none" fo:border-right="none" style:vertical-align="top" fo:background-color="#F4F4F4"/>
      <style:text-properties fo:color="#1E1E1E" fo:font-size="10pt" style:font-size-asian="10pt" style:font-size-complex="10pt"/>
    </style:style>
    <style:style style:name="ce42" style:family="table-cell" style:parent-style-name="Default" style:data-style-name="N14">
      <style:table-cell-properties fo:border-top="thin solid #000000" fo:border-bottom="none" fo:border-left="none" fo:border-right="thin solid #000000" style:vertical-align="to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fo:background-color="#CCCCCC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CCCCCC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CCCC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CCCC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CC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CCCCC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EFEFEF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EFEFEF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EFEFEF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fo:background-color="#EFEFEF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FEFE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fo:background-color="#EFEFEF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CCC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to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9D9D9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D9D9D9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fo:wrap-option="wrap" fo:background-color="#AA4F4F"/>
    </style:style>
    <style:style style:name="ce67" style:family="table-cell" style:parent-style-name="Default" style:data-style-name="N0">
      <style:table-cell-properties style:vertical-align="middle" fo:wrap-option="wrap"/>
    </style:style>
    <style:style style:name="ce68" style:family="table-cell" style:parent-style-name="Default" style:data-style-name="N0">
      <style:table-cell-properties style:vertical-align="middle"/>
    </style:style>
    <style:style style:name="ce69" style:family="table-cell" style:parent-style-name="Default" style:data-style-name="N0">
      <style:table-cell-properties style:vertical-align="middle" fo:wrap-option="wrap" fo:background-color="#E06666"/>
    </style:style>
    <style:style style:name="ce70" style:family="table-cell" style:parent-style-name="Default" style:data-style-name="N0">
      <style:table-cell-properties style:vertical-align="middle" fo:wrap-option="wrap" fo:background-color="#F6B26B"/>
    </style:style>
    <style:style style:name="ce71" style:family="table-cell" style:parent-style-name="Default" style:data-style-name="N0">
      <style:table-cell-properties style:vertical-align="middle" fo:wrap-option="wrap" fo:background-color="#FFE599"/>
    </style:style>
    <style:style style:name="ce72" style:family="table-cell" style:parent-style-name="Default" style:data-style-name="N0">
      <style:table-cell-properties style:vertical-align="middle" fo:wrap-option="wrap" fo:background-color="#B6D7A8"/>
    </style:style>
    <style:style style:name="ce73" style:family="table-cell" style:parent-style-name="Default" style:data-style-name="N0">
      <style:table-cell-properties style:vertical-align="middle" fo:background-color="#B7B7B7"/>
      <style:text-properties fo:color="#222222" style:font-name="Calibri" style:font-name-asian="Calibri" style:font-name-complex="Calibri"/>
    </style:style>
    <style:style style:name="ce74" style:family="table-cell" style:parent-style-name="Default" style:data-style-name="N0"/>
    <style:style style:name="ce75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1pt" style:font-size-asian="11pt" style:font-size-complex="11pt" style:text-underline-style="solid" style:text-underline-type="single"/>
    </style:style>
    <style:style style:name="ce76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77" style:family="table-cell" style:parent-style-name="Default" style:data-style-name="N3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80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5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86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87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3930555555556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2819444444444cm"/>
    </style:style>
    <style:style style:name="co8" style:family="table-column">
      <style:table-column-properties fo:break-before="auto" style:column-width="2.31069444444444cm"/>
    </style:style>
    <style:style style:name="co9" style:family="table-column">
      <style:table-column-properties fo:break-before="auto" style:column-width="1.86972222222222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2.66347222222222cm"/>
    </style:style>
    <style:style style:name="co13" style:family="table-column">
      <style:table-column-properties fo:break-before="auto" style:column-width="1.78152777777778cm"/>
    </style:style>
    <style:style style:name="co14" style:family="table-column">
      <style:table-column-properties fo:break-before="auto" style:column-width="12.1355555555556cm"/>
    </style:style>
    <style:style style:name="co15" style:family="table-column">
      <style:table-column-properties fo:break-before="auto" style:column-width="10.971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98pt" style:use-optimal-row-height="true" fo:break-before="auto"/>
    </style:style>
    <style:style style:name="ro9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8" style:family="table-cell" style:parent-style-name="Default" style:data-style-name="N0">
      <style:table-cell-properties style:vertical-align="top" fo:wrap-option="wrap" style:repeat-content="false"/>
      <style:paragraph-properties fo:text-align="center"/>
      <style:map style:condition="of:is-true-formula([.F5]=&quot;Not Relevant&quot;)" style:apply-style-name="cf1" style:base-cell-address="Assets.G5"/>
    </style:style>
    <style:style style:name="ce89" style:family="table-cell" style:parent-style-name="Default" style:data-style-name="N0">
      <style:table-cell-properties fo:background-color="#EFEFEF"/>
      <style:map style:condition="of:is-true-formula([.F5]=&quot;Not Relevant&quot;)" style:apply-style-name="cf1" style:base-cell-address="Assets.G5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fo:background-color="#CCCCCC"/>
      <style:map style:condition="of:is-true-formula([.F5]=&quot;Not Relevant&quot;)" style:apply-style-name="cf1" style:base-cell-address="Assets.G5"/>
    </style:style>
    <style:style style:name="ce91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map style:condition="of:is-true-formula([.F5]=&quot;Not Relevant&quot;)" style:apply-style-name="cf1" style:base-cell-address="Assets.G5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fo:background-color="#CCCCCC"/>
      <style:map style:condition="of:is-true-formula([.F5]=&quot;Not Relevant&quot;)" style:apply-style-name="cf1" style:base-cell-address="Assets.G5"/>
    </style:style>
    <style:style style:name="ce93" style:family="table-cell" style:parent-style-name="Default" style:data-style-name="N14">
      <style:table-cell-properties fo:border-top="thin solid #000000" fo:border-bottom="none" fo:border-left="none" fo:border-right="none" style:vertical-align="top" fo:background-color="#F4F4F4"/>
      <style:text-properties fo:color="#1E1E1E" fo:font-size="10pt" style:font-size-asian="10pt" style:font-size-complex="10pt"/>
      <style:map style:condition="of:cell-content()=&quot;Not Relevant&quot;" style:apply-style-name="cf1"/>
    </style:style>
    <style:style style:name="ce94" style:family="table-cell" style:parent-style-name="Default" style:data-style-name="N14">
      <style:table-cell-properties style:vertical-align="top" fo:background-color="#F4F4F4"/>
      <style:text-properties fo:color="#1E1E1E" fo:font-size="10pt" style:font-size-asian="10pt" style:font-size-complex="10pt"/>
      <style:map style:condition="of:cell-content()=&quot;Not Relevant&quot;" style:apply-style-name="cf1"/>
    </style:style>
    <style:style style:name="ce95" style:family="table-cell" style:parent-style-name="Default" style:data-style-name="N0">
      <style:table-cell-properties style:vertical-align="top" fo:wrap-option="wrap" style:repeat-content="false"/>
      <style:paragraph-properties fo:text-align="center"/>
      <style:map style:condition="of:is-true-formula([.J5]=&quot;Not Relevant&quot;)" style:apply-style-name="cf1" style:base-cell-address="Assets.K5"/>
    </style:style>
    <style:style style:name="ce96" style:family="table-cell" style:parent-style-name="Default" style:data-style-name="N0">
      <style:table-cell-properties style:vertical-align="top" fo:wrap-option="wrap" fo:background-color="#EFEFEF" style:repeat-content="false"/>
      <style:paragraph-properties fo:text-align="center"/>
      <style:map style:condition="of:is-true-formula([.J5]=&quot;Not Relevant&quot;)" style:apply-style-name="cf1" style:base-cell-address="Assets.K5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  <style:map style:condition="of:is-true-formula([.J5]=&quot;Not Relevant&quot;)" style:apply-style-name="cf1" style:base-cell-address="Assets.K5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map style:condition="of:is-true-formula([.J5]=&quot;Not Relevant&quot;)" style:apply-style-name="cf1" style:base-cell-address="Assets.K5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CCCCC" style:repeat-content="false"/>
      <style:paragraph-properties fo:text-align="center"/>
      <style:map style:condition="of:is-true-formula([.J5]=&quot;Not Relevant&quot;)" style:apply-style-name="cf1" style:base-cell-address="Assets.K5"/>
    </style:style>
    <style:style style:name="ce100" style:family="table-cell" style:parent-style-name="Default" style:data-style-name="N0">
      <style:table-cell-properties style:vertical-align="top" fo:wrap-option="wrap" style:repeat-content="false"/>
      <style:paragraph-properties fo:text-align="center"/>
      <style:map style:condition="of:is-true-formula([.R1048563]=&quot;Not Relevant&quot;)" style:apply-style-name="cf1" style:base-cell-address="Assets.O5"/>
    </style:style>
    <style:style style:name="ce101" style:family="table-cell" style:parent-style-name="Default" style:data-style-name="N0">
      <style:table-cell-properties style:vertical-align="top" fo:wrap-option="wrap" fo:background-color="#EFEFEF" style:repeat-content="false"/>
      <style:paragraph-properties fo:text-align="center"/>
      <style:map style:condition="of:is-true-formula([.R1048563]=&quot;Not Relevant&quot;)" style:apply-style-name="cf1" style:base-cell-address="Assets.O5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CCCCC" style:repeat-content="false"/>
      <style:paragraph-properties fo:text-align="center"/>
      <style:map style:condition="of:is-true-formula([.R1048563]=&quot;Not Relevant&quot;)" style:apply-style-name="cf1" style:base-cell-address="Assets.O5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map style:condition="of:is-true-formula([.R1048563]=&quot;Not Relevant&quot;)" style:apply-style-name="cf1" style:base-cell-address="Assets.O5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CCCCC" style:repeat-content="false"/>
      <style:paragraph-properties fo:text-align="center"/>
      <style:map style:condition="of:is-true-formula([.R1048563]=&quot;Not Relevant&quot;)" style:apply-style-name="cf1" style:base-cell-address="Assets.O5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map style:condition="of:is-true-formula([.R5]=&quot;Not Relevant&quot;)" style:apply-style-name="cf1" style:base-cell-address="Assets.Q5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FEFEF" style:repeat-content="false"/>
      <style:paragraph-properties fo:text-align="center"/>
      <style:map style:condition="of:is-true-formula([.R5]=&quot;Not Relevant&quot;)" style:apply-style-name="cf1" style:base-cell-address="Assets.Q5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  <style:map style:condition="of:is-true-formula([.R5]=&quot;Not Relevant&quot;)" style:apply-style-name="cf1" style:base-cell-address="Assets.Q5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map style:condition="of:is-true-formula([.R5]=&quot;Not Relevant&quot;)" style:apply-style-name="cf1" style:base-cell-address="Assets.Q5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CCCCC" style:repeat-content="false"/>
      <style:paragraph-properties fo:text-align="center"/>
      <style:map style:condition="of:is-true-formula([.R5]=&quot;Not Relevant&quot;)" style:apply-style-name="cf1" style:base-cell-address="Assets.Q5"/>
    </style:style>
    <style:style style:name="ce110" style:family="table-cell" style:parent-style-name="Default" style:data-style-name="N14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  <style:map style:condition="of:is-true-formula([.R5]=&quot;Not Relevant&quot;)" style:apply-style-name="cf1" style:base-cell-address="Assets.S5"/>
    </style:style>
    <style:style style:name="ce111" style:family="table-cell" style:parent-style-name="Default" style:data-style-name="N0">
      <style:table-cell-properties style:vertical-align="top"/>
      <style:map style:condition="of:cell-content()=&quot;Not Relevant&quot;" style:apply-style-name="cf1"/>
    </style:style>
    <style:style style:name="ce112" style:family="table-cell" style:parent-style-name="Default" style:data-style-name="N14">
      <style:table-cell-properties fo:border-top="thin solid #000000" fo:border-bottom="none" fo:border-left="none" fo:border-right="thin solid #000000" style:vertical-align="top" style:repeat-content="false"/>
      <style:paragraph-properties fo:text-align="start" fo:margin-left="0cm"/>
      <style:map style:condition="of:is-true-formula([.R5]=&quot;Not Relevant&quot;)" style:apply-style-name="cf1" style:base-cell-address="Assets.S5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 style:vertical-align="top"/>
      <style:map style:condition="of:cell-content()=&quot;Not Relevant&quot;" style:apply-style-name="cf1"/>
    </style:style>
    <style:style style:name="ce114" style:family="table-cell" style:parent-style-name="Default" style:data-style-name="N0">
      <style:table-cell-properties style:vertical-align="top" style:repeat-content="false"/>
      <style:paragraph-properties fo:text-align="center"/>
      <style:map style:condition="of:is-true-formula([.U5]=&quot;Not Relevant&quot;)" style:apply-style-name="cf1" style:base-cell-address="Assets.T5"/>
    </style:style>
    <style:style style:name="ce115" style:family="table-cell" style:parent-style-name="Default" style:data-style-name="N0">
      <style:table-cell-properties style:vertical-align="automatic" fo:background-color="#EFEFEF" style:repeat-content="false"/>
      <style:paragraph-properties fo:text-align="center"/>
      <style:map style:condition="of:is-true-formula([.U5]=&quot;Not Relevant&quot;)" style:apply-style-name="cf1" style:base-cell-address="Assets.T5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  <style:map style:condition="of:is-true-formula([.U5]=&quot;Not Relevant&quot;)" style:apply-style-name="cf1" style:base-cell-address="Assets.T5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map style:condition="of:is-true-formula([.U5]=&quot;Not Relevant&quot;)" style:apply-style-name="cf1" style:base-cell-address="Assets.T5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CCCCC" style:repeat-content="false"/>
      <style:paragraph-properties fo:text-align="center"/>
      <style:map style:condition="of:is-true-formula([.U5]=&quot;Not Relevant&quot;)" style:apply-style-name="cf1" style:base-cell-address="Assets.T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Not Relevant&quot;;&quot;Very Low&quot;;&quot;Low&quot;;&quot;Medium&quot;;&quot;High&quot;;&quot;Very High&quot;)">
          <table:help-message/>
          <table:error-message table:display="true"/>
        </table:content-validation>
      </table:content-validations>
      <table:table table:name="Asse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4" table:number-columns-repeated="1002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table:number-columns-repeated="29" table:style-name="ce3"/>
          <table:table-cell table:number-columns-repeated="16354"/>
        </table:table-row>
        <table:table-row table:style-name="ro2">
          <table:table-cell office:value-type="string" table:number-columns-spanned="4" table:number-rows-spanned="2" table:style-name="ce56">
            <text:p>Specific Valuables</text:p>
          </table:table-cell>
          <table:covered-table-cell table:number-columns-repeated="3"/>
          <table:table-cell office:value-type="string" table:number-columns-spanned="12" table:number-rows-spanned="1" table:style-name="ce57">
            <text:p>Impact on Project</text:p>
          </table:table-cell>
          <table:covered-table-cell table:number-columns-repeated="11"/>
          <table:table-cell office:value-type="string" table:number-columns-spanned="6" table:number-rows-spanned="1" table:style-name="ce58">
            <text:p>Total</text:p>
          </table:table-cell>
          <table:covered-table-cell table:number-columns-repeated="5"/>
          <table:table-cell table:number-columns-repeated="8" table:style-name="ce3"/>
          <table:table-cell table:number-columns-repeated="16354"/>
        </table:table-row>
        <table:table-row table:style-name="ro3">
          <table:covered-table-cell/>
          <table:covered-table-cell table:number-columns-repeated="3"/>
          <table:table-cell office:value-type="string" table:number-columns-spanned="4" table:number-rows-spanned="1" table:style-name="ce59">
            <text:p>Brick</text:p>
            <text:p><text:span text:style-name="T4">(Access Fail: Destroy, Deny, Incapacitate)</text:span></text:p>
          </table:table-cell>
          <table:covered-table-cell table:number-columns-repeated="3"/>
          <table:table-cell office:value-type="string" table:number-columns-spanned="4" table:number-rows-spanned="1" table:style-name="ce60">
            <text:p>Nick</text:p>
            <text:p><text:span text:style-name="T4">(Confidentiality Fail: Copy, Steal)</text:span></text:p>
          </table:table-cell>
          <table:covered-table-cell table:number-columns-repeated="3"/>
          <table:table-cell office:value-type="string" table:number-columns-spanned="4" table:number-rows-spanned="1" table:style-name="ce61">
            <text:p>Trick</text:p>
            <text:p><text:span text:style-name="T4">(Integrity Fail: Insert, Alter, Subvert)</text:span></text:p>
          </table:table-cell>
          <table:covered-table-cell table:number-columns-repeated="3"/>
          <table:table-cell office:value-type="string" table:number-columns-spanned="3" table:number-rows-spanned="1" table:style-name="ce62">
            <text:p>Average</text:p>
          </table:table-cell>
          <table:covered-table-cell table:number-columns-repeated="2"/>
          <table:table-cell office:value-type="string" table:number-columns-spanned="3" table:number-rows-spanned="1" table:style-name="ce61">
            <text:p>Worst Case</text:p>
            <text:p><text:span text:style-name="T4">(What's the worst they can do?)</text:span></text:p>
          </table:table-cell>
          <table:covered-table-cell table:number-columns-repeated="2"/>
          <table:table-cell table:number-columns-repeated="8" table:style-name="ce3"/>
          <table:table-cell table:number-columns-repeated="16354"/>
        </table:table-row>
        <table:table-row table:style-name="ro4">
          <table:table-cell office:value-type="string" table:style-name="ce4">
            <text:p>Categories</text:p>
          </table:table-cell>
          <table:table-cell office:value-type="string" table:style-name="ce5">
            <text:p>Specific Valuables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ID</text:p>
          </table:table-cell>
          <table:table-cell office:value-type="string" table:style-name="ce6">
            <text:p>Type ID</text:p>
          </table:table-cell>
          <table:table-cell office:value-type="string" table:style-name="ce5">
            <text:p>Impact Scale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Type ID</text:p>
          </table:table-cell>
          <table:table-cell office:value-type="string" table:style-name="ce5">
            <text:p>Impact Scale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Type ID</text:p>
          </table:table-cell>
          <table:table-cell office:value-type="string" table:style-name="ce5">
            <text:p>Impact Scale</text:p>
          </table:table-cell>
          <table:table-cell office:value-type="string" table:style-name="ce5">
            <text:p>Points</text:p>
          </table:table-cell>
          <table:table-cell office:value-type="string" table:style-name="ce5">
            <text:p>Notes</text:p>
          </table:table-cell>
          <table:table-cell office:value-type="string" table:style-name="ce7">
            <text:p>Points</text:p>
          </table:table-cell>
          <table:table-cell office:value-type="string" table:style-name="ce8">
            <text:p>Impact Level</text:p>
          </table:table-cell>
          <table:table-cell office:value-type="string" table:style-name="ce8">
            <text:p>Risk Percent</text:p>
          </table:table-cell>
          <table:table-cell office:value-type="string" table:style-name="ce7">
            <text:p>Points</text:p>
          </table:table-cell>
          <table:table-cell office:value-type="string" table:style-name="ce8">
            <text:p>Impact Level</text:p>
          </table:table-cell>
          <table:table-cell office:value-type="string" table:style-name="ce9">
            <text:p>Risk Percent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table-cell office:value-type="string" table:number-columns-spanned="1" table:number-rows-spanned="4" table:style-name="ce63">
            <text:p>Operational property</text:p>
          </table:table-cell>
          <table:table-cell office:value-type="string" table:style-name="ce10">
            <text:p>Vehicles</text:p>
          </table:table-cell>
          <table:table-cell office:value-type="string" table:style-name="ce10">
            <text:p>patrol cars, fire trucks, ambulances</text:p>
          </table:table-cell>
          <table:table-cell office:value-type="string" table:style-name="ce3">
            <text:p>OP-V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5]=&quot;Not Relevant&quot;; 0; IF(ISBLANK([.F5]); &quot;&quot;; VLOOKUP([.F5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Low</text:p>
          </table:table-cell>
          <table:table-cell office:value-type="float" office:value="2" table:formula="of:=IF([.J5]=&quot;Not Relevant&quot;; 0; IF(ISBLANK([.J5]); &quot;&quot;; VLOOKUP([.J5]; {&quot;Very Low&quot;;0.5|&quot;Low&quot;;2|&quot;Medium&quot;;5|&quot;High&quot;;8|&quot;Very High&quot;;10}; 2; 0)))" table:style-name="ce95">
            <text:p>2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5]=&quot;Not Relevant&quot;; 0; IF(ISBLANK([.N5]); &quot;&quot;; VLOOKUP([.N5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.7" table:formula="of:=ROUND(AVERAGE([.G5];[.K5];[.O5]);1)" table:style-name="ce105">
            <text:p>0.7</text:p>
          </table:table-cell>
          <table:table-cell office:value-type="string" office:string-value="Low" table:formula="of:=IF([.Q5]=0; &quot;Not Relevant&quot;;     IF(AND([.Q5]&gt;0; [.Q5]&lt;=0.4); &quot;Very Low&quot;;     IF(AND([.Q5]&gt;0.4; [.Q5]&lt;=2); &quot;Low&quot;;     IF(AND([.Q5]&gt;2; [.Q5]&lt;=7.9); &quot;Medium&quot;;     IF(AND([.Q5]&gt;7.9; [.Q5]&lt;=9.5); &quot;High&quot;;     IF(AND([.Q5]&gt;9.5; [.Q5]&lt;=10); &quot;Very High&quot;; &quot;Out of Range&quot;))))))" table:style-name="ce94">
            <text:p>Low</text:p>
          </table:table-cell>
          <table:table-cell office:value-type="percentage" office:value="6.6666666666666666E-2" table:formula="of:=AVERAGE([.G5];[.K5];[.O5])/10" table:style-name="ce110">
            <text:p>6.67%</text:p>
          </table:table-cell>
          <table:table-cell office:value-type="float" office:value="2" table:formula="of:=MAX([.O5];[.K5];[.G5])" table:style-name="ce114">
            <text:p>2</text:p>
          </table:table-cell>
          <table:table-cell office:value-type="string" office:string-value="Low" table:formula="of:=COM.MICROSOFT.SINGLE(COM.MICROSOFT.IFS([.T5]=0;&quot;Not Relevant&quot;; [.T5]=0.5;&quot;Very Low&quot;; [.T5]=2;&quot;Low&quot;; [.T5]=5;&quot;Medium&quot;; [.T5]=8;&quot;High&quot;; [.T5]=10;&quot;Very High&quot;; 1;&quot;Out of Range&quot;))" table:style-name="ce111">
            <text:p>Low</text:p>
          </table:table-cell>
          <table:table-cell office:value-type="percentage" office:value="0.2" table:formula="of:=[.T5]/10" table:style-name="ce110">
            <text:p>20.00%</text:p>
          </table:table-cell>
          <table:table-cell table:style-name="ce3"/>
          <table:table-cell table:style-name="ce110"/>
          <table:table-cell table:number-columns-repeated="6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Buildings</text:p>
          </table:table-cell>
          <table:table-cell office:value-type="string" table:style-name="ce10">
            <text:p>headquarters, field offices, shelters</text:p>
          </table:table-cell>
          <table:table-cell office:value-type="string" table:style-name="ce3">
            <text:p>OP-B</text:p>
          </table:table-cell>
          <table:table-cell table:style-name="ce11"/>
          <table:table-cell office:value-type="string" table:content-validation-name="val1" table:style-name="ce10">
            <text:p>Low</text:p>
          </table:table-cell>
          <table:table-cell office:value-type="float" office:value="2" table:formula="of:=IF([.F6]=&quot;Not Relevant&quot;; 0; IF(ISBLANK([.F6]); &quot;&quot;; VLOOKUP([.F6]; {&quot;Very Low&quot;;0.5|&quot;Low&quot;;2|&quot;Medium&quot;;5|&quot;High&quot;;8|&quot;Very High&quot;;10}; 2; 0)))" table:style-name="ce88">
            <text:p>2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6]=&quot;Not Relevant&quot;; 0; IF(ISBLANK([.J6]); &quot;&quot;; VLOOKUP([.J6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Low</text:p>
          </table:table-cell>
          <table:table-cell office:value-type="float" office:value="2" table:formula="of:=IF([.N6]=&quot;Not Relevant&quot;; 0; IF(ISBLANK([.N6]); &quot;&quot;; VLOOKUP([.N6]; {&quot;Very Low&quot;;0.5|&quot;Low&quot;;2|&quot;Medium&quot;;5|&quot;High&quot;;8|&quot;Very High&quot;;10}; 2; 0)))" table:style-name="ce100">
            <text:p>2</text:p>
          </table:table-cell>
          <table:table-cell table:style-name="ce3"/>
          <table:table-cell office:value-type="float" office:value="1.3" table:formula="of:=ROUND(AVERAGE([.G6];[.K6];[.O6]);1)" table:style-name="ce105">
            <text:p>1.3</text:p>
          </table:table-cell>
          <table:table-cell office:value-type="string" office:string-value="Low" table:formula="of:=IF([.Q6]=0; &quot;Not Relevant&quot;;     IF(AND([.Q6]&gt;0; [.Q6]&lt;=0.4); &quot;Very Low&quot;;     IF(AND([.Q6]&gt;0.4; [.Q6]&lt;=2); &quot;Low&quot;;     IF(AND([.Q6]&gt;2; [.Q6]&lt;=7.9); &quot;Medium&quot;;     IF(AND([.Q6]&gt;7.9; [.Q6]&lt;=9.5); &quot;High&quot;;     IF(AND([.Q6]&gt;9.5; [.Q6]&lt;=10); &quot;Very High&quot;; &quot;Out of Range&quot;))))))" table:style-name="ce94">
            <text:p>Low</text:p>
          </table:table-cell>
          <table:table-cell office:value-type="percentage" office:value="0.13333333333333333" table:formula="of:=AVERAGE([.G6];[.K6];[.O6])/10" table:style-name="ce110">
            <text:p>13.33%</text:p>
          </table:table-cell>
          <table:table-cell office:value-type="float" office:value="2" table:formula="of:=MAX([.O6];[.K6];[.G6])" table:style-name="ce114">
            <text:p>2</text:p>
          </table:table-cell>
          <table:table-cell office:value-type="string" office:string-value="Low" table:formula="of:=COM.MICROSOFT.SINGLE(COM.MICROSOFT.IFS([.T6]=0;&quot;Not Relevant&quot;; [.T6]=0.5;&quot;Very Low&quot;; [.T6]=2;&quot;Low&quot;; [.T6]=5;&quot;Medium&quot;; [.T6]=8;&quot;High&quot;; [.T6]=10;&quot;Very High&quot;; 1;&quot;Out of Range&quot;))" table:style-name="ce111">
            <text:p>Low</text:p>
          </table:table-cell>
          <table:table-cell office:value-type="percentage" office:value="0.2" table:formula="of:=[.T6]/10" table:style-name="ce110">
            <text:p>20.00%</text:p>
          </table:table-cell>
          <table:table-cell table:style-name="ce3"/>
          <table:table-cell table:style-name="ce17"/>
          <table:table-cell table:number-columns-repeated="6" table:style-name="ce3"/>
          <table:table-cell table:number-columns-repeated="16354"/>
        </table:table-row>
        <table:table-row table:style-name="ro5">
          <table:covered-table-cell/>
          <table:table-cell office:value-type="string" table:style-name="ce10">
            <text:p>Equipment</text:p>
          </table:table-cell>
          <table:table-cell office:value-type="string" table:style-name="ce10">
            <text:p>communication devices, tools, machinery</text:p>
          </table:table-cell>
          <table:table-cell office:value-type="string" table:style-name="ce3">
            <text:p>OP-E</text:p>
          </table:table-cell>
          <table:table-cell table:style-name="ce11"/>
          <table:table-cell office:value-type="string" table:content-validation-name="val1" table:style-name="ce10">
            <text:p>Medium</text:p>
          </table:table-cell>
          <table:table-cell office:value-type="float" office:value="5" table:formula="of:=IF([.F7]=&quot;Not Relevant&quot;; 0; IF(ISBLANK([.F7]); &quot;&quot;; VLOOKUP([.F7]; {&quot;Very Low&quot;;0.5|&quot;Low&quot;;2|&quot;Medium&quot;;5|&quot;High&quot;;8|&quot;Very High&quot;;10}; 2; 0)))" table:style-name="ce88">
            <text:p>5</text:p>
          </table:table-cell>
          <table:table-cell table:number-columns-repeated="2" table:style-name="ce3"/>
          <table:table-cell office:value-type="string" table:content-validation-name="val1" table:style-name="ce10">
            <text:p>High</text:p>
          </table:table-cell>
          <table:table-cell office:value-type="float" office:value="8" table:formula="of:=IF([.J7]=&quot;Not Relevant&quot;; 0; IF(ISBLANK([.J7]); &quot;&quot;; VLOOKUP([.J7]; {&quot;Very Low&quot;;0.5|&quot;Low&quot;;2|&quot;Medium&quot;;5|&quot;High&quot;;8|&quot;Very High&quot;;10}; 2; 0)))" table:style-name="ce95">
            <text:p>8</text:p>
          </table:table-cell>
          <table:table-cell table:number-columns-repeated="2" table:style-name="ce3"/>
          <table:table-cell office:value-type="string" table:content-validation-name="val1" table:style-name="ce10">
            <text:p>Very Low</text:p>
          </table:table-cell>
          <table:table-cell office:value-type="float" office:value="0.5" table:formula="of:=IF([.N7]=&quot;Not Relevant&quot;; 0; IF(ISBLANK([.N7]); &quot;&quot;; VLOOKUP([.N7]; {&quot;Very Low&quot;;0.5|&quot;Low&quot;;2|&quot;Medium&quot;;5|&quot;High&quot;;8|&quot;Very High&quot;;10}; 2; 0)))" table:style-name="ce100">
            <text:p>0.5</text:p>
          </table:table-cell>
          <table:table-cell table:style-name="ce3"/>
          <table:table-cell office:value-type="float" office:value="4.5" table:formula="of:=ROUND(AVERAGE([.G7];[.K7];[.O7]);1)" table:style-name="ce105">
            <text:p>4.5</text:p>
          </table:table-cell>
          <table:table-cell office:value-type="string" office:string-value="Medium" table:formula="of:=IF([.Q7]=0; &quot;Not Relevant&quot;;     IF(AND([.Q7]&gt;0; [.Q7]&lt;=0.4); &quot;Very Low&quot;;     IF(AND([.Q7]&gt;0.4; [.Q7]&lt;=2); &quot;Low&quot;;     IF(AND([.Q7]&gt;2; [.Q7]&lt;=7.9); &quot;Medium&quot;;     IF(AND([.Q7]&gt;7.9; [.Q7]&lt;=9.5); &quot;High&quot;;     IF(AND([.Q7]&gt;9.5; [.Q7]&lt;=10); &quot;Very High&quot;; &quot;Out of Range&quot;))))))" table:style-name="ce94">
            <text:p>Medium</text:p>
          </table:table-cell>
          <table:table-cell office:value-type="percentage" office:value="0.45" table:formula="of:=AVERAGE([.G7];[.K7];[.O7])/10" table:style-name="ce110">
            <text:p>45.00%</text:p>
          </table:table-cell>
          <table:table-cell office:value-type="float" office:value="8" table:formula="of:=MAX([.O7];[.K7];[.G7])" table:style-name="ce114">
            <text:p>8</text:p>
          </table:table-cell>
          <table:table-cell office:value-type="string" office:string-value="High" table:formula="of:=COM.MICROSOFT.SINGLE(COM.MICROSOFT.IFS([.T7]=0;&quot;Not Relevant&quot;; [.T7]=0.5;&quot;Very Low&quot;; [.T7]=2;&quot;Low&quot;; [.T7]=5;&quot;Medium&quot;; [.T7]=8;&quot;High&quot;; [.T7]=10;&quot;Very High&quot;; 1;&quot;Out of Range&quot;))" table:style-name="ce111">
            <text:p>High</text:p>
          </table:table-cell>
          <table:table-cell office:value-type="percentage" office:value="0.8" table:formula="of:=[.T7]/10" table:style-name="ce110">
            <text:p>8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Storage facilities or depots</text:p>
          </table:table-cell>
          <table:table-cell table:style-name="ce3"/>
          <table:table-cell office:value-type="string" table:style-name="ce3">
            <text:p>OP-S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8]=&quot;Not Relevant&quot;; 0; IF(ISBLANK([.F8]); &quot;&quot;; VLOOKUP([.F8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Very High</text:p>
          </table:table-cell>
          <table:table-cell office:value-type="float" office:value="10" table:formula="of:=IF([.J8]=&quot;Not Relevant&quot;; 0; IF(ISBLANK([.J8]); &quot;&quot;; VLOOKUP([.J8]; {&quot;Very Low&quot;;0.5|&quot;Low&quot;;2|&quot;Medium&quot;;5|&quot;High&quot;;8|&quot;Very High&quot;;10}; 2; 0)))" table:style-name="ce95">
            <text:p>10</text:p>
          </table:table-cell>
          <table:table-cell table:number-columns-repeated="2" table:style-name="ce3"/>
          <table:table-cell office:value-type="string" table:content-validation-name="val1" table:style-name="ce10">
            <text:p>Very High</text:p>
          </table:table-cell>
          <table:table-cell office:value-type="float" office:value="10" table:formula="of:=IF([.N8]=&quot;Not Relevant&quot;; 0; IF(ISBLANK([.N8]); &quot;&quot;; VLOOKUP([.N8]; {&quot;Very Low&quot;;0.5|&quot;Low&quot;;2|&quot;Medium&quot;;5|&quot;High&quot;;8|&quot;Very High&quot;;10}; 2; 0)))" table:style-name="ce100">
            <text:p>10</text:p>
          </table:table-cell>
          <table:table-cell table:style-name="ce3"/>
          <table:table-cell office:value-type="float" office:value="6.7" table:formula="of:=ROUND(AVERAGE([.G8];[.K8];[.O8]);1)" table:style-name="ce105">
            <text:p>6.7</text:p>
          </table:table-cell>
          <table:table-cell office:value-type="string" office:string-value="Medium" table:formula="of:=IF([.Q8]=0; &quot;Not Relevant&quot;;     IF(AND([.Q8]&gt;0; [.Q8]&lt;=0.4); &quot;Very Low&quot;;     IF(AND([.Q8]&gt;0.4; [.Q8]&lt;=2); &quot;Low&quot;;     IF(AND([.Q8]&gt;2; [.Q8]&lt;=7.9); &quot;Medium&quot;;     IF(AND([.Q8]&gt;7.9; [.Q8]&lt;=9.5); &quot;High&quot;;     IF(AND([.Q8]&gt;9.5; [.Q8]&lt;=10); &quot;Very High&quot;; &quot;Out of Range&quot;))))))" table:style-name="ce94">
            <text:p>Medium</text:p>
          </table:table-cell>
          <table:table-cell office:value-type="percentage" office:value="0.66666666666666674" table:formula="of:=AVERAGE([.G8];[.K8];[.O8])/10" table:style-name="ce110">
            <text:p>66.67%</text:p>
          </table:table-cell>
          <table:table-cell office:value-type="float" office:value="10" table:formula="of:=MAX([.O8];[.K8];[.G8])" table:style-name="ce114">
            <text:p>10</text:p>
          </table:table-cell>
          <table:table-cell office:value-type="string" office:string-value="Very High" table:formula="of:=COM.MICROSOFT.SINGLE(COM.MICROSOFT.IFS([.T8]=0;&quot;Not Relevant&quot;; [.T8]=0.5;&quot;Very Low&quot;; [.T8]=2;&quot;Low&quot;; [.T8]=5;&quot;Medium&quot;; [.T8]=8;&quot;High&quot;; [.T8]=10;&quot;Very High&quot;; 1;&quot;Out of Range&quot;))" table:style-name="ce111">
            <text:p>Very High</text:p>
          </table:table-cell>
          <table:table-cell office:value-type="percentage" office:value="1" table:formula="of:=[.T8]/10" table:style-name="ce110">
            <text:p>100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table-cell table:style-name="ce18"/>
          <table:table-cell table:style-name="ce19"/>
          <table:table-cell table:number-columns-repeated="2" table:style-name="ce20"/>
          <table:table-cell table:style-name="ce21"/>
          <table:table-cell table:style-name="ce20"/>
          <table:table-cell table:style-name="ce89"/>
          <table:table-cell table:number-columns-repeated="3" table:style-name="ce20"/>
          <table:table-cell office:value-type="string" office:string-value="" table:formula="of:=IF([.J9]=&quot;Not Relevant&quot;; 0; IF(ISBLANK([.J9]); &quot;&quot;; VLOOKUP([.J9]; {&quot;Very Low&quot;;0.5|&quot;Low&quot;;2|&quot;Medium&quot;;5|&quot;High&quot;;8|&quot;Very High&quot;;10}; 2; 0)))" table:style-name="ce96"/>
          <table:table-cell table:number-columns-repeated="3" table:style-name="ce20"/>
          <table:table-cell office:value-type="string" office:string-value="" table:formula="of:=IF([.N9]=&quot;Not Relevant&quot;; 0; IF(ISBLANK([.N9]); &quot;&quot;; VLOOKUP([.N9]; {&quot;Very Low&quot;;0.5|&quot;Low&quot;;2|&quot;Medium&quot;;5|&quot;High&quot;;8|&quot;Very High&quot;;10}; 2; 0)))" table:style-name="ce101"/>
          <table:table-cell table:style-name="ce20"/>
          <table:table-cell table:style-name="ce106"/>
          <table:table-cell table:style-name="ce20"/>
          <table:table-cell table:style-name="ce24"/>
          <table:table-cell table:style-name="ce115"/>
          <table:table-cell table:style-name="ce20"/>
          <table:table-cell table:style-name="ce24"/>
          <table:table-cell table:number-columns-repeated="16362" table:style-name="ce1"/>
        </table:table-row>
        <table:table-row table:style-name="ro1">
          <table:table-cell table:style-name="ce26"/>
          <table:table-cell table:number-columns-repeated="3" table:style-name="ce27"/>
          <table:table-cell table:style-name="ce28"/>
          <table:table-cell table:style-name="ce27"/>
          <table:table-cell table:style-name="ce90"/>
          <table:table-cell table:number-columns-repeated="3" table:style-name="ce27"/>
          <table:table-cell office:value-type="string" office:string-value="" table:formula="of:=IF([.J10]=&quot;Not Relevant&quot;; 0; IF(ISBLANK([.J10]); &quot;&quot;; VLOOKUP([.J10]; {&quot;Very Low&quot;;0.5|&quot;Low&quot;;2|&quot;Medium&quot;;5|&quot;High&quot;;8|&quot;Very High&quot;;10}; 2; 0)))" table:style-name="ce97"/>
          <table:table-cell table:number-columns-repeated="3" table:style-name="ce27"/>
          <table:table-cell office:value-type="string" office:string-value="" table:formula="of:=IF([.N10]=&quot;Not Relevant&quot;; 0; IF(ISBLANK([.N10]); &quot;&quot;; VLOOKUP([.N10]; {&quot;Very Low&quot;;0.5|&quot;Low&quot;;2|&quot;Medium&quot;;5|&quot;High&quot;;8|&quot;Very High&quot;;10}; 2; 0)))" table:style-name="ce102"/>
          <table:table-cell table:style-name="ce27"/>
          <table:table-cell table:style-name="ce107"/>
          <table:table-cell table:style-name="ce27"/>
          <table:table-cell table:style-name="ce31"/>
          <table:table-cell table:style-name="ce116"/>
          <table:table-cell table:style-name="ce27"/>
          <table:table-cell table:style-name="ce32"/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64">
            <text:p>Data</text:p>
          </table:table-cell>
          <table:table-cell office:value-type="string" table:style-name="ce33">
            <text:p>Citizen demographic information</text:p>
          </table:table-cell>
          <table:table-cell table:style-name="ce3"/>
          <table:table-cell office:value-type="string" table:style-name="ce3">
            <text:p>DATA-CDI</text:p>
          </table:table-cell>
          <table:table-cell table:style-name="ce11"/>
          <table:table-cell office:value-type="string" table:content-validation-name="val1" table:style-name="ce10">
            <text:p>High</text:p>
          </table:table-cell>
          <table:table-cell office:value-type="float" office:value="8" table:formula="of:=IF([.F11]=&quot;Not Relevant&quot;; 0; IF(ISBLANK([.F11]); &quot;&quot;; VLOOKUP([.F11]; {&quot;Very Low&quot;;0.5|&quot;Low&quot;;2|&quot;Medium&quot;;5|&quot;High&quot;;8|&quot;Very High&quot;;10}; 2; 0)))" table:style-name="ce88">
            <text:p>8</text:p>
          </table:table-cell>
          <table:table-cell table:number-columns-repeated="2" table:style-name="ce3"/>
          <table:table-cell office:value-type="string" table:content-validation-name="val1" table:style-name="ce10">
            <text:p>High</text:p>
          </table:table-cell>
          <table:table-cell office:value-type="float" office:value="8" table:formula="of:=IF([.J11]=&quot;Not Relevant&quot;; 0; IF(ISBLANK([.J11]); &quot;&quot;; VLOOKUP([.J11]; {&quot;Very Low&quot;;0.5|&quot;Low&quot;;2|&quot;Medium&quot;;5|&quot;High&quot;;8|&quot;Very High&quot;;10}; 2; 0)))" table:style-name="ce95">
            <text:p>8</text:p>
          </table:table-cell>
          <table:table-cell table:number-columns-repeated="2" table:style-name="ce3"/>
          <table:table-cell office:value-type="string" table:content-validation-name="val1" table:style-name="ce10">
            <text:p>High</text:p>
          </table:table-cell>
          <table:table-cell office:value-type="float" office:value="8" table:formula="of:=IF([.N11]=&quot;Not Relevant&quot;; 0; IF(ISBLANK([.N11]); &quot;&quot;; VLOOKUP([.N11]; {&quot;Very Low&quot;;0.5|&quot;Low&quot;;2|&quot;Medium&quot;;5|&quot;High&quot;;8|&quot;Very High&quot;;10}; 2; 0)))" table:style-name="ce100">
            <text:p>8</text:p>
          </table:table-cell>
          <table:table-cell table:style-name="ce3"/>
          <table:table-cell office:value-type="float" office:value="8" table:formula="of:=ROUND(AVERAGE([.G11];[.K11];[.O11]);1)" table:style-name="ce105">
            <text:p>8</text:p>
          </table:table-cell>
          <table:table-cell office:value-type="string" office:string-value="High" table:formula="of:=IF([.Q11]=0; &quot;Not Relevant&quot;;     IF(AND([.Q11]&gt;0; [.Q11]&lt;=0.4); &quot;Very Low&quot;;     IF(AND([.Q11]&gt;0.4; [.Q11]&lt;=2); &quot;Low&quot;;     IF(AND([.Q11]&gt;2; [.Q11]&lt;=7.9); &quot;Medium&quot;;     IF(AND([.Q11]&gt;7.9; [.Q11]&lt;=9.5); &quot;High&quot;;     IF(AND([.Q11]&gt;9.5; [.Q11]&lt;=10); &quot;Very High&quot;; &quot;Out of Range&quot;))))))" table:style-name="ce94">
            <text:p>High</text:p>
          </table:table-cell>
          <table:table-cell office:value-type="percentage" office:value="0.8" table:formula="of:=AVERAGE([.G11];[.K11];[.O11])/10" table:style-name="ce110">
            <text:p>80.00%</text:p>
          </table:table-cell>
          <table:table-cell office:value-type="float" office:value="8" table:formula="of:=MAX([.O11];[.K11];[.G11])" table:style-name="ce114">
            <text:p>8</text:p>
          </table:table-cell>
          <table:table-cell office:value-type="string" office:string-value="High" table:formula="of:=COM.MICROSOFT.SINGLE(COM.MICROSOFT.IFS([.T11]=0;&quot;Not Relevant&quot;; [.T11]=0.5;&quot;Very Low&quot;; [.T11]=2;&quot;Low&quot;; [.T11]=5;&quot;Medium&quot;; [.T11]=8;&quot;High&quot;; [.T11]=10;&quot;Very High&quot;; 1;&quot;Out of Range&quot;))" table:style-name="ce111">
            <text:p>High</text:p>
          </table:table-cell>
          <table:table-cell office:value-type="percentage" office:value="0.8" table:formula="of:=[.T11]/10" table:style-name="ce110">
            <text:p>8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33">
            <text:p>Historical incident reports</text:p>
          </table:table-cell>
          <table:table-cell table:style-name="ce3"/>
          <table:table-cell office:value-type="string" table:style-name="ce3">
            <text:p>DATA-HIR</text:p>
          </table:table-cell>
          <table:table-cell table:style-name="ce11"/>
          <table:table-cell office:value-type="string" table:content-validation-name="val1" table:style-name="ce10">
            <text:p>Medium</text:p>
          </table:table-cell>
          <table:table-cell office:value-type="float" office:value="5" table:formula="of:=IF([.F12]=&quot;Not Relevant&quot;; 0; IF(ISBLANK([.F12]); &quot;&quot;; VLOOKUP([.F12]; {&quot;Very Low&quot;;0.5|&quot;Low&quot;;2|&quot;Medium&quot;;5|&quot;High&quot;;8|&quot;Very High&quot;;10}; 2; 0)))" table:style-name="ce88">
            <text:p>5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12]=&quot;Not Relevant&quot;; 0; IF(ISBLANK([.J12]); &quot;&quot;; VLOOKUP([.J12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12]=&quot;Not Relevant&quot;; 0; IF(ISBLANK([.N12]); &quot;&quot;; VLOOKUP([.N12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1.7" table:formula="of:=ROUND(AVERAGE([.G12];[.K12];[.O12]);1)" table:style-name="ce105">
            <text:p>1.7</text:p>
          </table:table-cell>
          <table:table-cell office:value-type="string" office:string-value="Low" table:formula="of:=IF([.Q12]=0; &quot;Not Relevant&quot;;     IF(AND([.Q12]&gt;0; [.Q12]&lt;=0.4); &quot;Very Low&quot;;     IF(AND([.Q12]&gt;0.4; [.Q12]&lt;=2); &quot;Low&quot;;     IF(AND([.Q12]&gt;2; [.Q12]&lt;=7.9); &quot;Medium&quot;;     IF(AND([.Q12]&gt;7.9; [.Q12]&lt;=9.5); &quot;High&quot;;     IF(AND([.Q12]&gt;9.5; [.Q12]&lt;=10); &quot;Very High&quot;; &quot;Out of Range&quot;))))))" table:style-name="ce94">
            <text:p>Low</text:p>
          </table:table-cell>
          <table:table-cell office:value-type="percentage" office:value="0.16666666666666669" table:formula="of:=AVERAGE([.G12];[.K12];[.O12])/10" table:style-name="ce110">
            <text:p>16.67%</text:p>
          </table:table-cell>
          <table:table-cell office:value-type="float" office:value="5" table:formula="of:=MAX([.O12];[.K12];[.G12])" table:style-name="ce114">
            <text:p>5</text:p>
          </table:table-cell>
          <table:table-cell office:value-type="string" office:string-value="Medium" table:formula="of:=COM.MICROSOFT.SINGLE(COM.MICROSOFT.IFS([.T12]=0;&quot;Not Relevant&quot;; [.T12]=0.5;&quot;Very Low&quot;; [.T12]=2;&quot;Low&quot;; [.T12]=5;&quot;Medium&quot;; [.T12]=8;&quot;High&quot;; [.T12]=10;&quot;Very High&quot;; 1;&quot;Out of Range&quot;))" table:style-name="ce111">
            <text:p>Medium</text:p>
          </table:table-cell>
          <table:table-cell office:value-type="percentage" office:value="0.5" table:formula="of:=[.T12]/10" table:style-name="ce110">
            <text:p>5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33">
            <text:p>Environmental and weather data</text:p>
          </table:table-cell>
          <table:table-cell table:style-name="ce3"/>
          <table:table-cell office:value-type="string" table:style-name="ce3">
            <text:p>DATA-EWD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13]=&quot;Not Relevant&quot;; 0; IF(ISBLANK([.F13]); &quot;&quot;; VLOOKUP([.F13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Very Low</text:p>
          </table:table-cell>
          <table:table-cell office:value-type="float" office:value="0.5" table:formula="of:=IF([.J13]=&quot;Not Relevant&quot;; 0; IF(ISBLANK([.J13]); &quot;&quot;; VLOOKUP([.J13]; {&quot;Very Low&quot;;0.5|&quot;Low&quot;;2|&quot;Medium&quot;;5|&quot;High&quot;;8|&quot;Very High&quot;;10}; 2; 0)))" table:style-name="ce95">
            <text:p>0.5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13]=&quot;Not Relevant&quot;; 0; IF(ISBLANK([.N13]); &quot;&quot;; VLOOKUP([.N13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.2" table:formula="of:=ROUND(AVERAGE([.G13];[.K13];[.O13]);1)" table:style-name="ce105">
            <text:p>0.2</text:p>
          </table:table-cell>
          <table:table-cell office:value-type="string" office:string-value="Very Low" table:formula="of:=IF([.Q13]=0; &quot;Not Relevant&quot;;     IF(AND([.Q13]&gt;0; [.Q13]&lt;=0.4); &quot;Very Low&quot;;     IF(AND([.Q13]&gt;0.4; [.Q13]&lt;=2); &quot;Low&quot;;     IF(AND([.Q13]&gt;2; [.Q13]&lt;=7.9); &quot;Medium&quot;;     IF(AND([.Q13]&gt;7.9; [.Q13]&lt;=9.5); &quot;High&quot;;     IF(AND([.Q13]&gt;9.5; [.Q13]&lt;=10); &quot;Very High&quot;; &quot;Out of Range&quot;))))))" table:style-name="ce94">
            <text:p>Very Low</text:p>
          </table:table-cell>
          <table:table-cell office:value-type="percentage" office:value="1.6666666666666666E-2" table:formula="of:=AVERAGE([.G13];[.K13];[.O13])/10" table:style-name="ce110">
            <text:p>1.67%</text:p>
          </table:table-cell>
          <table:table-cell office:value-type="float" office:value="0.5" table:formula="of:=MAX([.O13];[.K13];[.G13])" table:style-name="ce114">
            <text:p>0.5</text:p>
          </table:table-cell>
          <table:table-cell office:value-type="string" office:string-value="Very Low" table:formula="of:=COM.MICROSOFT.SINGLE(COM.MICROSOFT.IFS([.T13]=0;&quot;Not Relevant&quot;; [.T13]=0.5;&quot;Very Low&quot;; [.T13]=2;&quot;Low&quot;; [.T13]=5;&quot;Medium&quot;; [.T13]=8;&quot;High&quot;; [.T13]=10;&quot;Very High&quot;; 1;&quot;Out of Range&quot;))" table:style-name="ce111">
            <text:p>Very Low</text:p>
          </table:table-cell>
          <table:table-cell office:value-type="percentage" office:value="0.05" table:formula="of:=[.T13]/10" table:style-name="ce110">
            <text:p>5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covered-table-cell/>
          <table:table-cell office:value-type="string" table:style-name="ce33">
            <text:p>Real-time sensor data</text:p>
          </table:table-cell>
          <table:table-cell office:value-type="string" table:style-name="ce34">
            <text:p>traffic, pollution levels</text:p>
          </table:table-cell>
          <table:table-cell office:value-type="string" table:style-name="ce3">
            <text:p>DATA-RSD</text:p>
          </table:table-cell>
          <table:table-cell table:style-name="ce11"/>
          <table:table-cell office:value-type="string" table:content-validation-name="val1" table:style-name="ce10">
            <text:p>Very High</text:p>
          </table:table-cell>
          <table:table-cell office:value-type="float" office:value="10" table:formula="of:=IF([.F14]=&quot;Not Relevant&quot;; 0; IF(ISBLANK([.F14]); &quot;&quot;; VLOOKUP([.F14]; {&quot;Very Low&quot;;0.5|&quot;Low&quot;;2|&quot;Medium&quot;;5|&quot;High&quot;;8|&quot;Very High&quot;;10}; 2; 0)))" table:style-name="ce88">
            <text:p>10</text:p>
          </table:table-cell>
          <table:table-cell table:number-columns-repeated="2" table:style-name="ce3"/>
          <table:table-cell office:value-type="string" table:content-validation-name="val1" table:style-name="ce10">
            <text:p>Very High</text:p>
          </table:table-cell>
          <table:table-cell office:value-type="float" office:value="10" table:formula="of:=IF([.J14]=&quot;Not Relevant&quot;; 0; IF(ISBLANK([.J14]); &quot;&quot;; VLOOKUP([.J14]; {&quot;Very Low&quot;;0.5|&quot;Low&quot;;2|&quot;Medium&quot;;5|&quot;High&quot;;8|&quot;Very High&quot;;10}; 2; 0)))" table:style-name="ce95">
            <text:p>10</text:p>
          </table:table-cell>
          <table:table-cell table:number-columns-repeated="2" table:style-name="ce3"/>
          <table:table-cell office:value-type="string" table:content-validation-name="val1" table:style-name="ce10">
            <text:p>Very High</text:p>
          </table:table-cell>
          <table:table-cell office:value-type="float" office:value="10" table:formula="of:=IF([.N14]=&quot;Not Relevant&quot;; 0; IF(ISBLANK([.N14]); &quot;&quot;; VLOOKUP([.N14]; {&quot;Very Low&quot;;0.5|&quot;Low&quot;;2|&quot;Medium&quot;;5|&quot;High&quot;;8|&quot;Very High&quot;;10}; 2; 0)))" table:style-name="ce100">
            <text:p>10</text:p>
          </table:table-cell>
          <table:table-cell table:style-name="ce3"/>
          <table:table-cell office:value-type="float" office:value="10" table:formula="of:=ROUND(AVERAGE([.G14];[.K14];[.O14]);1)" table:style-name="ce105">
            <text:p>10</text:p>
          </table:table-cell>
          <table:table-cell office:value-type="string" office:string-value="Very High" table:formula="of:=IF([.Q14]=0; &quot;Not Relevant&quot;;     IF(AND([.Q14]&gt;0; [.Q14]&lt;=0.4); &quot;Very Low&quot;;     IF(AND([.Q14]&gt;0.4; [.Q14]&lt;=2); &quot;Low&quot;;     IF(AND([.Q14]&gt;2; [.Q14]&lt;=7.9); &quot;Medium&quot;;     IF(AND([.Q14]&gt;7.9; [.Q14]&lt;=9.5); &quot;High&quot;;     IF(AND([.Q14]&gt;9.5; [.Q14]&lt;=10); &quot;Very High&quot;; &quot;Out of Range&quot;))))))" table:style-name="ce94">
            <text:p>Very High</text:p>
          </table:table-cell>
          <table:table-cell office:value-type="percentage" office:value="1" table:formula="of:=AVERAGE([.G14];[.K14];[.O14])/10" table:style-name="ce110">
            <text:p>100.00%</text:p>
          </table:table-cell>
          <table:table-cell office:value-type="float" office:value="10" table:formula="of:=MAX([.O14];[.K14];[.G14])" table:style-name="ce114">
            <text:p>10</text:p>
          </table:table-cell>
          <table:table-cell office:value-type="string" office:string-value="Very High" table:formula="of:=COM.MICROSOFT.SINGLE(COM.MICROSOFT.IFS([.T14]=0;&quot;Not Relevant&quot;; [.T14]=0.5;&quot;Very Low&quot;; [.T14]=2;&quot;Low&quot;; [.T14]=5;&quot;Medium&quot;; [.T14]=8;&quot;High&quot;; [.T14]=10;&quot;Very High&quot;; 1;&quot;Out of Range&quot;))" table:style-name="ce111">
            <text:p>Very High</text:p>
          </table:table-cell>
          <table:table-cell office:value-type="percentage" office:value="1" table:formula="of:=[.T14]/10" table:style-name="ce110">
            <text:p>100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table-cell table:style-name="ce18"/>
          <table:table-cell table:style-name="ce19"/>
          <table:table-cell table:number-columns-repeated="2" table:style-name="ce20"/>
          <table:table-cell table:style-name="ce21"/>
          <table:table-cell table:style-name="ce20"/>
          <table:table-cell table:style-name="ce89"/>
          <table:table-cell table:number-columns-repeated="3" table:style-name="ce20"/>
          <table:table-cell office:value-type="string" office:string-value="" table:formula="of:=IF([.J15]=&quot;Not Relevant&quot;; 0; IF(ISBLANK([.J15]); &quot;&quot;; VLOOKUP([.J15]; {&quot;Very Low&quot;;0.5|&quot;Low&quot;;2|&quot;Medium&quot;;5|&quot;High&quot;;8|&quot;Very High&quot;;10}; 2; 0)))" table:style-name="ce96"/>
          <table:table-cell table:number-columns-repeated="3" table:style-name="ce20"/>
          <table:table-cell office:value-type="string" office:string-value="" table:formula="of:=IF([.N15]=&quot;Not Relevant&quot;; 0; IF(ISBLANK([.N15]); &quot;&quot;; VLOOKUP([.N15]; {&quot;Very Low&quot;;0.5|&quot;Low&quot;;2|&quot;Medium&quot;;5|&quot;High&quot;;8|&quot;Very High&quot;;10}; 2; 0)))" table:style-name="ce101"/>
          <table:table-cell table:style-name="ce20"/>
          <table:table-cell table:style-name="ce106"/>
          <table:table-cell table:style-name="ce20"/>
          <table:table-cell table:style-name="ce24"/>
          <table:table-cell table:style-name="ce115"/>
          <table:table-cell table:style-name="ce20"/>
          <table:table-cell table:style-name="ce24"/>
          <table:table-cell table:number-columns-repeated="16362" table:style-name="ce1"/>
        </table:table-row>
        <table:table-row table:style-name="ro1">
          <table:table-cell table:style-name="ce26"/>
          <table:table-cell table:number-columns-repeated="3" table:style-name="ce27"/>
          <table:table-cell table:style-name="ce28"/>
          <table:table-cell table:style-name="ce27"/>
          <table:table-cell table:style-name="ce90"/>
          <table:table-cell table:number-columns-repeated="3" table:style-name="ce27"/>
          <table:table-cell office:value-type="string" office:string-value="" table:formula="of:=IF([.J16]=&quot;Not Relevant&quot;; 0; IF(ISBLANK([.J16]); &quot;&quot;; VLOOKUP([.J16]; {&quot;Very Low&quot;;0.5|&quot;Low&quot;;2|&quot;Medium&quot;;5|&quot;High&quot;;8|&quot;Very High&quot;;10}; 2; 0)))" table:style-name="ce97"/>
          <table:table-cell table:number-columns-repeated="3" table:style-name="ce27"/>
          <table:table-cell office:value-type="string" office:string-value="" table:formula="of:=IF([.N16]=&quot;Not Relevant&quot;; 0; IF(ISBLANK([.N16]); &quot;&quot;; VLOOKUP([.N16]; {&quot;Very Low&quot;;0.5|&quot;Low&quot;;2|&quot;Medium&quot;;5|&quot;High&quot;;8|&quot;Very High&quot;;10}; 2; 0)))" table:style-name="ce102"/>
          <table:table-cell table:style-name="ce27"/>
          <table:table-cell table:style-name="ce107"/>
          <table:table-cell table:style-name="ce27"/>
          <table:table-cell table:style-name="ce31"/>
          <table:table-cell table:style-name="ce116"/>
          <table:table-cell table:style-name="ce27"/>
          <table:table-cell table:style-name="ce32"/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64">
            <text:p>Situation Picture</text:p>
          </table:table-cell>
          <table:table-cell office:value-type="string" table:style-name="ce35">
            <text:p>Maps</text:p>
          </table:table-cell>
          <table:table-cell table:style-name="ce36"/>
          <table:table-cell office:value-type="string" table:style-name="ce36">
            <text:p>SIT-M</text:p>
          </table:table-cell>
          <table:table-cell table:style-name="ce37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F17]=&quot;Not Relevant&quot;; 0; IF(ISBLANK([.F17]); &quot;&quot;; VLOOKUP([.F17]; {&quot;Very Low&quot;;0.5|&quot;Low&quot;;2|&quot;Medium&quot;;5|&quot;High&quot;;8|&quot;Very High&quot;;10}; 2; 0)))" table:style-name="ce91">
            <text:p>0</text:p>
          </table:table-cell>
          <table:table-cell table:number-columns-repeated="2" table:style-name="ce36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J17]=&quot;Not Relevant&quot;; 0; IF(ISBLANK([.J17]); &quot;&quot;; VLOOKUP([.J17]; {&quot;Very Low&quot;;0.5|&quot;Low&quot;;2|&quot;Medium&quot;;5|&quot;High&quot;;8|&quot;Very High&quot;;10}; 2; 0)))" table:style-name="ce98">
            <text:p>0</text:p>
          </table:table-cell>
          <table:table-cell table:number-columns-repeated="2" table:style-name="ce36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N17]=&quot;Not Relevant&quot;; 0; IF(ISBLANK([.N17]); &quot;&quot;; VLOOKUP([.N17]; {&quot;Very Low&quot;;0.5|&quot;Low&quot;;2|&quot;Medium&quot;;5|&quot;High&quot;;8|&quot;Very High&quot;;10}; 2; 0)))" table:style-name="ce103">
            <text:p>0</text:p>
          </table:table-cell>
          <table:table-cell table:style-name="ce36"/>
          <table:table-cell office:value-type="float" office:value="0" table:formula="of:=ROUND(AVERAGE([.G17];[.K17];[.O17]);1)" table:style-name="ce108">
            <text:p>0</text:p>
          </table:table-cell>
          <table:table-cell office:value-type="string" office:string-value="Not Relevant" table:formula="of:=IF([.Q17]=0; &quot;Not Relevant&quot;;     IF(AND([.Q17]&gt;0; [.Q17]&lt;=0.4); &quot;Very Low&quot;;     IF(AND([.Q17]&gt;0.4; [.Q17]&lt;=2); &quot;Low&quot;;     IF(AND([.Q17]&gt;2; [.Q17]&lt;=7.9); &quot;Medium&quot;;     IF(AND([.Q17]&gt;7.9; [.Q17]&lt;=9.5); &quot;High&quot;;     IF(AND([.Q17]&gt;9.5; [.Q17]&lt;=10); &quot;Very High&quot;; &quot;Out of Range&quot;))))))" table:style-name="ce93">
            <text:p>Not Relevant</text:p>
          </table:table-cell>
          <table:table-cell office:value-type="percentage" office:value="0" table:formula="of:=AVERAGE([.G17];[.K17];[.O17])/10" table:style-name="ce112">
            <text:p>0.00%</text:p>
          </table:table-cell>
          <table:table-cell office:value-type="float" office:value="0" table:formula="of:=MAX([.O17];[.K17];[.G17])" table:style-name="ce117">
            <text:p>0</text:p>
          </table:table-cell>
          <table:table-cell office:value-type="string" office:string-value="Not Relevant" table:formula="of:=COM.MICROSOFT.SINGLE(COM.MICROSOFT.IFS([.T17]=0;&quot;Not Relevant&quot;; [.T17]=0.5;&quot;Very Low&quot;; [.T17]=2;&quot;Low&quot;; [.T17]=5;&quot;Medium&quot;; [.T17]=8;&quot;High&quot;; [.T17]=10;&quot;Very High&quot;; 1;&quot;Out of Range&quot;))" table:style-name="ce113">
            <text:p>Not Relevant</text:p>
          </table:table-cell>
          <table:table-cell office:value-type="percentage" office:value="0" table:formula="of:=[.T17]/10" table:style-name="ce112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covered-table-cell/>
          <table:table-cell office:value-type="string" table:style-name="ce33">
            <text:p>Surveillance feeds</text:p>
          </table:table-cell>
          <table:table-cell table:style-name="ce3"/>
          <table:table-cell office:value-type="string" table:style-name="ce3">
            <text:p>SIT-S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18]=&quot;Not Relevant&quot;; 0; IF(ISBLANK([.F18]); &quot;&quot;; VLOOKUP([.F18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18]=&quot;Not Relevant&quot;; 0; IF(ISBLANK([.J18]); &quot;&quot;; VLOOKUP([.J18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18]=&quot;Not Relevant&quot;; 0; IF(ISBLANK([.N18]); &quot;&quot;; VLOOKUP([.N18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18];[.K18];[.O18]);1)" table:style-name="ce105">
            <text:p>0</text:p>
          </table:table-cell>
          <table:table-cell office:value-type="string" office:string-value="Not Relevant" table:formula="of:=IF([.Q18]=0; &quot;Not Relevant&quot;;     IF(AND([.Q18]&gt;0; [.Q18]&lt;=0.4); &quot;Very Low&quot;;     IF(AND([.Q18]&gt;0.4; [.Q18]&lt;=2); &quot;Low&quot;;     IF(AND([.Q18]&gt;2; [.Q18]&lt;=7.9); &quot;Medium&quot;;     IF(AND([.Q18]&gt;7.9; [.Q18]&lt;=9.5); &quot;High&quot;;     IF(AND([.Q18]&gt;9.5; [.Q18]&lt;=10); &quot;Very High&quot;; &quot;Out of Range&quot;))))))" table:style-name="ce94">
            <text:p>Not Relevant</text:p>
          </table:table-cell>
          <table:table-cell office:value-type="percentage" office:value="0" table:formula="of:=AVERAGE([.G18];[.K18];[.O18])/10" table:style-name="ce110">
            <text:p>0.00%</text:p>
          </table:table-cell>
          <table:table-cell office:value-type="float" office:value="0" table:formula="of:=MAX([.O18];[.K18];[.G18])" table:style-name="ce114">
            <text:p>0</text:p>
          </table:table-cell>
          <table:table-cell office:value-type="string" office:string-value="Not Relevant" table:formula="of:=COM.MICROSOFT.SINGLE(COM.MICROSOFT.IFS([.T18]=0;&quot;Not Relevant&quot;; [.T18]=0.5;&quot;Very Low&quot;; [.T18]=2;&quot;Low&quot;; [.T18]=5;&quot;Medium&quot;; [.T18]=8;&quot;High&quot;; [.T18]=10;&quot;Very High&quot;; 1;&quot;Out of Range&quot;))" table:style-name="ce111">
            <text:p>Not Relevant</text:p>
          </table:table-cell>
          <table:table-cell office:value-type="percentage" office:value="0" table:formula="of:=[.T18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Intelligence briefings or reports</text:p>
          </table:table-cell>
          <table:table-cell table:style-name="ce3"/>
          <table:table-cell office:value-type="string" table:style-name="ce3">
            <text:p>SIT-I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19]=&quot;Not Relevant&quot;; 0; IF(ISBLANK([.F19]); &quot;&quot;; VLOOKUP([.F19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19]=&quot;Not Relevant&quot;; 0; IF(ISBLANK([.J19]); &quot;&quot;; VLOOKUP([.J19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19]=&quot;Not Relevant&quot;; 0; IF(ISBLANK([.N19]); &quot;&quot;; VLOOKUP([.N19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19];[.K19];[.O19]);1)" table:style-name="ce105">
            <text:p>0</text:p>
          </table:table-cell>
          <table:table-cell office:value-type="string" office:string-value="Not Relevant" table:formula="of:=IF([.Q19]=0; &quot;Not Relevant&quot;;     IF(AND([.Q19]&gt;0; [.Q19]&lt;=0.4); &quot;Very Low&quot;;     IF(AND([.Q19]&gt;0.4; [.Q19]&lt;=2); &quot;Low&quot;;     IF(AND([.Q19]&gt;2; [.Q19]&lt;=7.9); &quot;Medium&quot;;     IF(AND([.Q19]&gt;7.9; [.Q19]&lt;=9.5); &quot;High&quot;;     IF(AND([.Q19]&gt;9.5; [.Q19]&lt;=10); &quot;Very High&quot;; &quot;Out of Range&quot;))))))" table:style-name="ce94">
            <text:p>Not Relevant</text:p>
          </table:table-cell>
          <table:table-cell office:value-type="percentage" office:value="0" table:formula="of:=AVERAGE([.G19];[.K19];[.O19])/10" table:style-name="ce110">
            <text:p>0.00%</text:p>
          </table:table-cell>
          <table:table-cell office:value-type="float" office:value="0" table:formula="of:=MAX([.O19];[.K19];[.G19])" table:style-name="ce114">
            <text:p>0</text:p>
          </table:table-cell>
          <table:table-cell office:value-type="string" office:string-value="Not Relevant" table:formula="of:=COM.MICROSOFT.SINGLE(COM.MICROSOFT.IFS([.T19]=0;&quot;Not Relevant&quot;; [.T19]=0.5;&quot;Very Low&quot;; [.T19]=2;&quot;Low&quot;; [.T19]=5;&quot;Medium&quot;; [.T19]=8;&quot;High&quot;; [.T19]=10;&quot;Very High&quot;; 1;&quot;Out of Range&quot;))" table:style-name="ce111">
            <text:p>Not Relevant</text:p>
          </table:table-cell>
          <table:table-cell office:value-type="percentage" office:value="0" table:formula="of:=[.T19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33">
            <text:p>On-ground status updates from teams</text:p>
          </table:table-cell>
          <table:table-cell table:style-name="ce3"/>
          <table:table-cell office:value-type="string" table:style-name="ce3">
            <text:p>SIT-O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20]=&quot;Not Relevant&quot;; 0; IF(ISBLANK([.F20]); &quot;&quot;; VLOOKUP([.F20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20]=&quot;Not Relevant&quot;; 0; IF(ISBLANK([.J20]); &quot;&quot;; VLOOKUP([.J20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20]=&quot;Not Relevant&quot;; 0; IF(ISBLANK([.N20]); &quot;&quot;; VLOOKUP([.N20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20];[.K20];[.O20]);1)" table:style-name="ce105">
            <text:p>0</text:p>
          </table:table-cell>
          <table:table-cell office:value-type="string" office:string-value="Not Relevant" table:formula="of:=IF([.Q20]=0; &quot;Not Relevant&quot;;     IF(AND([.Q20]&gt;0; [.Q20]&lt;=0.4); &quot;Very Low&quot;;     IF(AND([.Q20]&gt;0.4; [.Q20]&lt;=2); &quot;Low&quot;;     IF(AND([.Q20]&gt;2; [.Q20]&lt;=7.9); &quot;Medium&quot;;     IF(AND([.Q20]&gt;7.9; [.Q20]&lt;=9.5); &quot;High&quot;;     IF(AND([.Q20]&gt;9.5; [.Q20]&lt;=10); &quot;Very High&quot;; &quot;Out of Range&quot;))))))" table:style-name="ce94">
            <text:p>Not Relevant</text:p>
          </table:table-cell>
          <table:table-cell office:value-type="percentage" office:value="0" table:formula="of:=AVERAGE([.G20];[.K20];[.O20])/10" table:style-name="ce110">
            <text:p>0.00%</text:p>
          </table:table-cell>
          <table:table-cell office:value-type="float" office:value="0" table:formula="of:=MAX([.O20];[.K20];[.G20])" table:style-name="ce114">
            <text:p>0</text:p>
          </table:table-cell>
          <table:table-cell office:value-type="string" office:string-value="Not Relevant" table:formula="of:=COM.MICROSOFT.SINGLE(COM.MICROSOFT.IFS([.T20]=0;&quot;Not Relevant&quot;; [.T20]=0.5;&quot;Very Low&quot;; [.T20]=2;&quot;Low&quot;; [.T20]=5;&quot;Medium&quot;; [.T20]=8;&quot;High&quot;; [.T20]=10;&quot;Very High&quot;; 1;&quot;Out of Range&quot;))" table:style-name="ce111">
            <text:p>Not Relevant</text:p>
          </table:table-cell>
          <table:table-cell office:value-type="percentage" office:value="0" table:formula="of:=[.T20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table-cell table:style-name="ce18"/>
          <table:table-cell table:style-name="ce19"/>
          <table:table-cell table:number-columns-repeated="2" table:style-name="ce20"/>
          <table:table-cell table:style-name="ce21"/>
          <table:table-cell table:style-name="ce20"/>
          <table:table-cell table:style-name="ce89"/>
          <table:table-cell table:number-columns-repeated="3" table:style-name="ce20"/>
          <table:table-cell office:value-type="string" office:string-value="" table:formula="of:=IF([.J21]=&quot;Not Relevant&quot;; 0; IF(ISBLANK([.J21]); &quot;&quot;; VLOOKUP([.J21]; {&quot;Very Low&quot;;0.5|&quot;Low&quot;;2|&quot;Medium&quot;;5|&quot;High&quot;;8|&quot;Very High&quot;;10}; 2; 0)))" table:style-name="ce96"/>
          <table:table-cell table:number-columns-repeated="3" table:style-name="ce20"/>
          <table:table-cell office:value-type="string" office:string-value="" table:formula="of:=IF([.N21]=&quot;Not Relevant&quot;; 0; IF(ISBLANK([.N21]); &quot;&quot;; VLOOKUP([.N21]; {&quot;Very Low&quot;;0.5|&quot;Low&quot;;2|&quot;Medium&quot;;5|&quot;High&quot;;8|&quot;Very High&quot;;10}; 2; 0)))" table:style-name="ce101"/>
          <table:table-cell table:style-name="ce20"/>
          <table:table-cell table:style-name="ce106"/>
          <table:table-cell table:style-name="ce20"/>
          <table:table-cell table:style-name="ce24"/>
          <table:table-cell table:style-name="ce115"/>
          <table:table-cell table:style-name="ce20"/>
          <table:table-cell table:style-name="ce24"/>
          <table:table-cell table:number-columns-repeated="16362" table:style-name="ce1"/>
        </table:table-row>
        <table:table-row table:style-name="ro1">
          <table:table-cell table:style-name="ce26"/>
          <table:table-cell table:number-columns-repeated="3" table:style-name="ce44"/>
          <table:table-cell table:style-name="ce45"/>
          <table:table-cell table:style-name="ce44"/>
          <table:table-cell table:style-name="ce92"/>
          <table:table-cell table:number-columns-repeated="3" table:style-name="ce44"/>
          <table:table-cell office:value-type="string" office:string-value="" table:formula="of:=IF([.J22]=&quot;Not Relevant&quot;; 0; IF(ISBLANK([.J22]); &quot;&quot;; VLOOKUP([.J22]; {&quot;Very Low&quot;;0.5|&quot;Low&quot;;2|&quot;Medium&quot;;5|&quot;High&quot;;8|&quot;Very High&quot;;10}; 2; 0)))" table:style-name="ce99"/>
          <table:table-cell table:number-columns-repeated="3" table:style-name="ce44"/>
          <table:table-cell office:value-type="string" office:string-value="" table:formula="of:=IF([.N22]=&quot;Not Relevant&quot;; 0; IF(ISBLANK([.N22]); &quot;&quot;; VLOOKUP([.N22]; {&quot;Very Low&quot;;0.5|&quot;Low&quot;;2|&quot;Medium&quot;;5|&quot;High&quot;;8|&quot;Very High&quot;;10}; 2; 0)))" table:style-name="ce104"/>
          <table:table-cell table:style-name="ce44"/>
          <table:table-cell table:style-name="ce109"/>
          <table:table-cell table:style-name="ce44"/>
          <table:table-cell table:style-name="ce48"/>
          <table:table-cell table:style-name="ce118"/>
          <table:table-cell table:style-name="ce44"/>
          <table:table-cell table:style-name="ce49"/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64">
            <text:p>Operational System</text:p>
          </table:table-cell>
          <table:table-cell office:value-type="string" table:style-name="ce35">
            <text:p>Resource allocation software</text:p>
          </table:table-cell>
          <table:table-cell table:style-name="ce36"/>
          <table:table-cell office:value-type="string" table:style-name="ce36">
            <text:p>CS-RA</text:p>
          </table:table-cell>
          <table:table-cell table:style-name="ce37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F23]=&quot;Not Relevant&quot;; 0; IF(ISBLANK([.F23]); &quot;&quot;; VLOOKUP([.F23]; {&quot;Very Low&quot;;0.5|&quot;Low&quot;;2|&quot;Medium&quot;;5|&quot;High&quot;;8|&quot;Very High&quot;;10}; 2; 0)))" table:style-name="ce91">
            <text:p>0</text:p>
          </table:table-cell>
          <table:table-cell table:number-columns-repeated="2" table:style-name="ce36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J23]=&quot;Not Relevant&quot;; 0; IF(ISBLANK([.J23]); &quot;&quot;; VLOOKUP([.J23]; {&quot;Very Low&quot;;0.5|&quot;Low&quot;;2|&quot;Medium&quot;;5|&quot;High&quot;;8|&quot;Very High&quot;;10}; 2; 0)))" table:style-name="ce98">
            <text:p>0</text:p>
          </table:table-cell>
          <table:table-cell table:number-columns-repeated="2" table:style-name="ce36"/>
          <table:table-cell office:value-type="string" table:content-validation-name="val1" table:style-name="ce38">
            <text:p>Not Relevant</text:p>
          </table:table-cell>
          <table:table-cell office:value-type="float" office:value="0" table:formula="of:=IF([.N23]=&quot;Not Relevant&quot;; 0; IF(ISBLANK([.N23]); &quot;&quot;; VLOOKUP([.N23]; {&quot;Very Low&quot;;0.5|&quot;Low&quot;;2|&quot;Medium&quot;;5|&quot;High&quot;;8|&quot;Very High&quot;;10}; 2; 0)))" table:style-name="ce103">
            <text:p>0</text:p>
          </table:table-cell>
          <table:table-cell table:style-name="ce36"/>
          <table:table-cell office:value-type="float" office:value="0" table:formula="of:=ROUND(AVERAGE([.G23];[.K23];[.O23]);1)" table:style-name="ce108">
            <text:p>0</text:p>
          </table:table-cell>
          <table:table-cell office:value-type="string" office:string-value="Not Relevant" table:formula="of:=IF([.Q23]=0; &quot;Not Relevant&quot;;     IF(AND([.Q23]&gt;0; [.Q23]&lt;=0.4); &quot;Very Low&quot;;     IF(AND([.Q23]&gt;0.4; [.Q23]&lt;=2); &quot;Low&quot;;     IF(AND([.Q23]&gt;2; [.Q23]&lt;=7.9); &quot;Medium&quot;;     IF(AND([.Q23]&gt;7.9; [.Q23]&lt;=9.5); &quot;High&quot;;     IF(AND([.Q23]&gt;9.5; [.Q23]&lt;=10); &quot;Very High&quot;; &quot;Out of Range&quot;))))))" table:style-name="ce93">
            <text:p>Not Relevant</text:p>
          </table:table-cell>
          <table:table-cell office:value-type="percentage" office:value="0" table:formula="of:=AVERAGE([.G23];[.K23];[.O23])/10" table:style-name="ce112">
            <text:p>0.00%</text:p>
          </table:table-cell>
          <table:table-cell office:value-type="float" office:value="0" table:formula="of:=MAX([.O23];[.K23];[.G23])" table:style-name="ce117">
            <text:p>0</text:p>
          </table:table-cell>
          <table:table-cell office:value-type="string" office:string-value="Not Relevant" table:formula="of:=COM.MICROSOFT.SINGLE(COM.MICROSOFT.IFS([.T23]=0;&quot;Not Relevant&quot;; [.T23]=0.5;&quot;Very Low&quot;; [.T23]=2;&quot;Low&quot;; [.T23]=5;&quot;Medium&quot;; [.T23]=8;&quot;High&quot;; [.T23]=10;&quot;Very High&quot;; 1;&quot;Out of Range&quot;))" table:style-name="ce113">
            <text:p>Not Relevant</text:p>
          </table:table-cell>
          <table:table-cell office:value-type="percentage" office:value="0" table:formula="of:=[.T23]/10" table:style-name="ce112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Incident management platforms</text:p>
          </table:table-cell>
          <table:table-cell table:style-name="ce3"/>
          <table:table-cell office:value-type="string" table:style-name="ce3">
            <text:p>CS-IM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24]=&quot;Not Relevant&quot;; 0; IF(ISBLANK([.F24]); &quot;&quot;; VLOOKUP([.F24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24]=&quot;Not Relevant&quot;; 0; IF(ISBLANK([.J24]); &quot;&quot;; VLOOKUP([.J24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24]=&quot;Not Relevant&quot;; 0; IF(ISBLANK([.N24]); &quot;&quot;; VLOOKUP([.N24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24];[.K24];[.O24]);1)" table:style-name="ce105">
            <text:p>0</text:p>
          </table:table-cell>
          <table:table-cell office:value-type="string" office:string-value="Not Relevant" table:formula="of:=IF([.Q24]=0; &quot;Not Relevant&quot;;     IF(AND([.Q24]&gt;0; [.Q24]&lt;=0.4); &quot;Very Low&quot;;     IF(AND([.Q24]&gt;0.4; [.Q24]&lt;=2); &quot;Low&quot;;     IF(AND([.Q24]&gt;2; [.Q24]&lt;=7.9); &quot;Medium&quot;;     IF(AND([.Q24]&gt;7.9; [.Q24]&lt;=9.5); &quot;High&quot;;     IF(AND([.Q24]&gt;9.5; [.Q24]&lt;=10); &quot;Very High&quot;; &quot;Out of Range&quot;))))))" table:style-name="ce94">
            <text:p>Not Relevant</text:p>
          </table:table-cell>
          <table:table-cell office:value-type="percentage" office:value="0" table:formula="of:=AVERAGE([.G24];[.K24];[.O24])/10" table:style-name="ce110">
            <text:p>0.00%</text:p>
          </table:table-cell>
          <table:table-cell office:value-type="float" office:value="0" table:formula="of:=MAX([.O24];[.K24];[.G24])" table:style-name="ce114">
            <text:p>0</text:p>
          </table:table-cell>
          <table:table-cell office:value-type="string" office:string-value="Not Relevant" table:formula="of:=COM.MICROSOFT.SINGLE(COM.MICROSOFT.IFS([.T24]=0;&quot;Not Relevant&quot;; [.T24]=0.5;&quot;Very Low&quot;; [.T24]=2;&quot;Low&quot;; [.T24]=5;&quot;Medium&quot;; [.T24]=8;&quot;High&quot;; [.T24]=10;&quot;Very High&quot;; 1;&quot;Out of Range&quot;))" table:style-name="ce111">
            <text:p>Not Relevant</text:p>
          </table:table-cell>
          <table:table-cell office:value-type="percentage" office:value="0" table:formula="of:=[.T24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Communication networks</text:p>
          </table:table-cell>
          <table:table-cell table:style-name="ce3"/>
          <table:table-cell office:value-type="string" table:style-name="ce3">
            <text:p>CS-CN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25]=&quot;Not Relevant&quot;; 0; IF(ISBLANK([.F25]); &quot;&quot;; VLOOKUP([.F25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25]=&quot;Not Relevant&quot;; 0; IF(ISBLANK([.J25]); &quot;&quot;; VLOOKUP([.J25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25]=&quot;Not Relevant&quot;; 0; IF(ISBLANK([.N25]); &quot;&quot;; VLOOKUP([.N25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25];[.K25];[.O25]);1)" table:style-name="ce105">
            <text:p>0</text:p>
          </table:table-cell>
          <table:table-cell office:value-type="string" office:string-value="Not Relevant" table:formula="of:=IF([.Q25]=0; &quot;Not Relevant&quot;;     IF(AND([.Q25]&gt;0; [.Q25]&lt;=0.4); &quot;Very Low&quot;;     IF(AND([.Q25]&gt;0.4; [.Q25]&lt;=2); &quot;Low&quot;;     IF(AND([.Q25]&gt;2; [.Q25]&lt;=7.9); &quot;Medium&quot;;     IF(AND([.Q25]&gt;7.9; [.Q25]&lt;=9.5); &quot;High&quot;;     IF(AND([.Q25]&gt;9.5; [.Q25]&lt;=10); &quot;Very High&quot;; &quot;Out of Range&quot;))))))" table:style-name="ce94">
            <text:p>Not Relevant</text:p>
          </table:table-cell>
          <table:table-cell office:value-type="percentage" office:value="0" table:formula="of:=AVERAGE([.G25];[.K25];[.O25])/10" table:style-name="ce110">
            <text:p>0.00%</text:p>
          </table:table-cell>
          <table:table-cell office:value-type="float" office:value="0" table:formula="of:=MAX([.O25];[.K25];[.G25])" table:style-name="ce114">
            <text:p>0</text:p>
          </table:table-cell>
          <table:table-cell office:value-type="string" office:string-value="Not Relevant" table:formula="of:=COM.MICROSOFT.SINGLE(COM.MICROSOFT.IFS([.T25]=0;&quot;Not Relevant&quot;; [.T25]=0.5;&quot;Very Low&quot;; [.T25]=2;&quot;Low&quot;; [.T25]=5;&quot;Medium&quot;; [.T25]=8;&quot;High&quot;; [.T25]=10;&quot;Very High&quot;; 1;&quot;Out of Range&quot;))" table:style-name="ce111">
            <text:p>Not Relevant</text:p>
          </table:table-cell>
          <table:table-cell office:value-type="percentage" office:value="0" table:formula="of:=[.T25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4">
          <table:covered-table-cell/>
          <table:table-cell office:value-type="string" table:style-name="ce10">
            <text:p>Inventory and logistics tracking systems</text:p>
          </table:table-cell>
          <table:table-cell table:style-name="ce3"/>
          <table:table-cell office:value-type="string" table:style-name="ce3">
            <text:p>CS-IL</text:p>
          </table:table-cell>
          <table:table-cell table:style-name="ce11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F26]=&quot;Not Relevant&quot;; 0; IF(ISBLANK([.F26]); &quot;&quot;; VLOOKUP([.F26]; {&quot;Very Low&quot;;0.5|&quot;Low&quot;;2|&quot;Medium&quot;;5|&quot;High&quot;;8|&quot;Very High&quot;;10}; 2; 0)))" table:style-name="ce88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J26]=&quot;Not Relevant&quot;; 0; IF(ISBLANK([.J26]); &quot;&quot;; VLOOKUP([.J26]; {&quot;Very Low&quot;;0.5|&quot;Low&quot;;2|&quot;Medium&quot;;5|&quot;High&quot;;8|&quot;Very High&quot;;10}; 2; 0)))" table:style-name="ce95">
            <text:p>0</text:p>
          </table:table-cell>
          <table:table-cell table:number-columns-repeated="2" table:style-name="ce3"/>
          <table:table-cell office:value-type="string" table:content-validation-name="val1" table:style-name="ce10">
            <text:p>Not Relevant</text:p>
          </table:table-cell>
          <table:table-cell office:value-type="float" office:value="0" table:formula="of:=IF([.N26]=&quot;Not Relevant&quot;; 0; IF(ISBLANK([.N26]); &quot;&quot;; VLOOKUP([.N26]; {&quot;Very Low&quot;;0.5|&quot;Low&quot;;2|&quot;Medium&quot;;5|&quot;High&quot;;8|&quot;Very High&quot;;10}; 2; 0)))" table:style-name="ce100">
            <text:p>0</text:p>
          </table:table-cell>
          <table:table-cell table:style-name="ce3"/>
          <table:table-cell office:value-type="float" office:value="0" table:formula="of:=ROUND(AVERAGE([.G26];[.K26];[.O26]);1)" table:style-name="ce105">
            <text:p>0</text:p>
          </table:table-cell>
          <table:table-cell office:value-type="string" office:string-value="Not Relevant" table:formula="of:=IF([.Q26]=0; &quot;Not Relevant&quot;;     IF(AND([.Q26]&gt;0; [.Q26]&lt;=0.4); &quot;Very Low&quot;;     IF(AND([.Q26]&gt;0.4; [.Q26]&lt;=2); &quot;Low&quot;;     IF(AND([.Q26]&gt;2; [.Q26]&lt;=7.9); &quot;Medium&quot;;     IF(AND([.Q26]&gt;7.9; [.Q26]&lt;=9.5); &quot;High&quot;;     IF(AND([.Q26]&gt;9.5; [.Q26]&lt;=10); &quot;Very High&quot;; &quot;Out of Range&quot;))))))" table:style-name="ce94">
            <text:p>Not Relevant</text:p>
          </table:table-cell>
          <table:table-cell office:value-type="percentage" office:value="0" table:formula="of:=AVERAGE([.G26];[.K26];[.O26])/10" table:style-name="ce110">
            <text:p>0.00%</text:p>
          </table:table-cell>
          <table:table-cell office:value-type="float" office:value="0" table:formula="of:=MAX([.O26];[.K26];[.G26])" table:style-name="ce114">
            <text:p>0</text:p>
          </table:table-cell>
          <table:table-cell office:value-type="string" office:string-value="Not Relevant" table:formula="of:=COM.MICROSOFT.SINGLE(COM.MICROSOFT.IFS([.T26]=0;&quot;Not Relevant&quot;; [.T26]=0.5;&quot;Very Low&quot;; [.T26]=2;&quot;Low&quot;; [.T26]=5;&quot;Medium&quot;; [.T26]=8;&quot;High&quot;; [.T26]=10;&quot;Very High&quot;; 1;&quot;Out of Range&quot;))" table:style-name="ce111">
            <text:p>Not Relevant</text:p>
          </table:table-cell>
          <table:table-cell office:value-type="percentage" office:value="0" table:formula="of:=[.T26]/10" table:style-name="ce110">
            <text:p>0.00%</text:p>
          </table:table-cell>
          <table:table-cell table:number-columns-repeated="8" table:style-name="ce3"/>
          <table:table-cell table:number-columns-repeated="16354"/>
        </table:table-row>
        <table:table-row table:style-name="ro1">
          <table:table-cell table:style-name="ce50"/>
          <table:table-cell table:style-name="ce51"/>
          <table:table-cell table:number-columns-repeated="2" table:style-name="ce52"/>
          <table:table-cell table:style-name="ce53"/>
          <table:table-cell table:number-columns-repeated="13" table:style-name="ce52"/>
          <table:table-cell table:number-columns-repeated="2" table:style-name="ce54"/>
          <table:table-cell table:style-name="ce52"/>
          <table:table-cell table:style-name="ce55"/>
          <table:table-cell table:number-columns-repeated="16362" table:style-name="ce1"/>
        </table:table-row>
        <table:table-row table:number-rows-repeated="972" table:style-name="ro1">
          <table:table-cell table:style-name="ce2"/>
          <table:table-cell table:number-columns-repeated="29" table:style-name="ce3"/>
          <table:table-cell table:number-columns-repeated="16354"/>
        </table:table-row>
        <table:table-row table:number-rows-repeated="1047577" table:style-name="ro6">
          <table:table-cell table:number-columns-repeated="16384"/>
        </table:table-row>
      </table:table>
      <table:table table:name="Assessment_Scale" table:style-name="ta1">
        <table:table-column table:style-name="co4" table:default-cell-style-name="ce1"/>
        <table:table-column table:style-name="co12" table:default-cell-style-name="ce81"/>
        <table:table-column table:style-name="co13" table:default-cell-style-name="ce84"/>
        <table:table-column table:style-name="co14" table:default-cell-style-name="ce1"/>
        <table:table-column table:style-name="co15" table:default-cell-style-name="ce1"/>
        <table:table-column table:style-name="co4" table:number-columns-repeated="1018" table:default-cell-style-name="ce1"/>
        <table:table-column table:style-name="co11" table:number-columns-repeated="15361" table:default-cell-style-name="ce1"/>
        <table:table-row table:style-name="ro1">
          <table:table-cell office:value-type="string" table:number-columns-spanned="4" table:number-rows-spanned="1" table:style-name="ce65">
            <text:p>ASSET IMPACT SCALE</text:p>
          </table:table-cell>
          <table:covered-table-cell table:number-columns-repeated="3"/>
          <table:table-cell table:number-columns-repeated="21" table:style-name="ce3"/>
          <table:table-cell table:number-columns-repeated="16359" table:style-name="ce74"/>
        </table:table-row>
        <table:table-row table:style-name="ro1">
          <table:table-cell table:style-name="ce3"/>
          <table:table-cell table:style-name="ce76"/>
          <table:table-cell table:style-name="ce16"/>
          <table:table-cell table:number-columns-repeated="22" table:style-name="ce3"/>
          <table:table-cell table:number-columns-repeated="16359" table:style-name="ce74"/>
        </table:table-row>
        <table:table-row table:style-name="ro1">
          <table:table-cell office:value-type="string" table:style-name="ce2">
            <text:p>Qual Value</text:p>
          </table:table-cell>
          <table:table-cell office:value-type="string" table:style-name="ce77">
            <text:p>Percent</text:p>
          </table:table-cell>
          <table:table-cell office:value-type="string" table:style-name="ce82">
            <text:p>Points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Examples</text:p>
          </table:table-cell>
          <table:table-cell table:number-columns-repeated="20" table:style-name="ce3"/>
          <table:table-cell table:number-columns-repeated="16359" table:style-name="ce74"/>
        </table:table-row>
        <table:table-row table:style-name="ro4">
          <table:table-cell office:value-type="string" table:style-name="ce66">
            <text:p>Very High</text:p>
          </table:table-cell>
          <table:table-cell office:value-type="string" table:style-name="ce78">
            <text:p>96-100</text:p>
          </table:table-cell>
          <table:table-cell office:value-type="float" office:value="10" table:style-name="ce86">
            <text:p>10</text:p>
          </table:table-cell>
          <table:table-cell office:value-type="string" table:style-name="ce67">
            <text:p><text:span text:style-name="T3">Multiple</text:span><text:span text:style-name="T2"><text:s/>severe or catastrophic effects on organizational operations, organizational assets, individuals, other organizations, or the Nation.</text:span></text:p>
          </table:table-cell>
          <table:table-cell table:number-columns-repeated="16380" table:style-name="ce68"/>
        </table:table-row>
        <table:table-row table:style-name="ro7">
          <table:table-cell office:value-type="string" table:style-name="ce69">
            <text:p>High</text:p>
          </table:table-cell>
          <table:table-cell office:value-type="string" table:style-name="ce78">
            <text:p>80-95</text:p>
          </table:table-cell>
          <table:table-cell office:value-type="float" office:value="8" table:style-name="ce86">
            <text:p>8</text:p>
          </table:table-cell>
          <table:table-cell office:value-type="string" table:style-name="ce67">
            <text:p><text:span text:style-name="T3">Severe or catastrophic</text:span><text:span text:style-name="T2"><text:s/>effect on organizational operations, organizational assets, individuals, other organizations, or the Nation.</text:span></text:p>
          </table:table-cell>
          <table:table-cell office:value-type="string" table:style-name="ce67">
            <text:p>(i) organisation<text:s/><text:span text:style-name="T3">loses one or more primary</text:span><text:s/>functions;</text:p>
            <text:p>(ii)<text:s/><text:span text:style-name="T3">major</text:span><text:s/>damage to organizational assets;</text:p>
            <text:p>(iii) major financial loss; or</text:p>
            <text:p>(iv) severe or catastrophic harm to individuals involving loss of life or serious life-threatening injuries.</text:p>
          </table:table-cell>
          <table:table-cell table:number-columns-repeated="16379" table:style-name="ce68"/>
        </table:table-row>
        <table:table-row table:style-name="ro8">
          <table:table-cell office:value-type="string" table:style-name="ce70">
            <text:p>Moderate</text:p>
          </table:table-cell>
          <table:table-cell office:value-type="string" table:style-name="ce78">
            <text:p>21-79</text:p>
          </table:table-cell>
          <table:table-cell office:value-type="float" office:value="5" table:style-name="ce86">
            <text:p>5</text:p>
          </table:table-cell>
          <table:table-cell office:value-type="string" table:style-name="ce67">
            <text:p><text:span text:style-name="T3">Likely</text:span><text:span text:style-name="T2"><text:s/>to have<text:s/></text:span><text:span text:style-name="T3">serious<text:s/></text:span><text:span text:style-name="T2">effects on organizational operation organizational assets, individuals other organizations, or the Nation.</text:span></text:p>
          </table:table-cell>
          <table:table-cell office:value-type="string" table:style-name="ce67">
            <text:p>(i)<text:s text:c="2"/><text:span text:style-name="T3">significant</text:span><text:span text:style-name="T2"><text:s/>degradation in mission capability; the organization functions, but effectiveness is significantly reduced;</text:span></text:p>
            <text:p><text:span text:style-name="T2">(ii) significant damage to organizational assets;</text:span></text:p>
            <text:p><text:span text:style-name="T2">(iii) significant financial loss; or</text:span></text:p>
            <text:p><text:span text:style-name="T2">(iv) significant harm to individuals that does not involve loss of life or serious life-threatening injuries.</text:span></text:p>
          </table:table-cell>
          <table:table-cell table:number-columns-repeated="16379" table:style-name="ce68"/>
        </table:table-row>
        <table:table-row table:style-name="ro7">
          <table:table-cell office:value-type="string" table:style-name="ce71">
            <text:p>Low</text:p>
          </table:table-cell>
          <table:table-cell office:value-type="string" table:style-name="ce78">
            <text:p>5-20</text:p>
          </table:table-cell>
          <table:table-cell office:value-type="float" office:value="2" table:style-name="ce86">
            <text:p>2</text:p>
          </table:table-cell>
          <table:table-cell office:value-type="string" table:style-name="ce67">
            <text:p><text:span text:style-name="T3">Unlikely</text:span><text:span text:style-name="T2"><text:s/>to have impacts, or<text:s/></text:span><text:span text:style-name="T3">limited<text:s/></text:span><text:span text:style-name="T2">adverse effect on organizational operations,organizational assets, individuals other organizations, or the Nation.</text:span></text:p>
          </table:table-cell>
          <table:table-cell office:value-type="string" table:style-name="ce67">
            <text:p>(i)<text:s/><text:span text:style-name="T3">degraded</text:span><text:span text:style-name="T2"><text:s/>capability; organization performs primary functions, but effectiveness is noticeably reduced;</text:span></text:p>
            <text:p><text:span text:style-name="T2">(ii) minor damage to organizational assets;</text:span></text:p>
            <text:p><text:span text:style-name="T2">(iii) minor financial loss; or</text:span></text:p>
            <text:p><text:span text:style-name="T2">(iv) minor harm to individuals.</text:span></text:p>
          </table:table-cell>
          <table:table-cell table:number-columns-repeated="16379" table:style-name="ce68"/>
        </table:table-row>
        <table:table-row table:style-name="ro4">
          <table:table-cell office:value-type="string" table:style-name="ce72">
            <text:p>Very Low</text:p>
          </table:table-cell>
          <table:table-cell office:value-type="string" table:style-name="ce78">
            <text:p>1-4</text:p>
          </table:table-cell>
          <table:table-cell office:value-type="float" office:value="0.5" table:style-name="ce85">
            <text:p>0.5</text:p>
          </table:table-cell>
          <table:table-cell office:value-type="string" table:style-name="ce67">
            <text:p><text:span text:style-name="T3">Negligible<text:s/></text:span><text:span text:style-name="T2">adverse effects on organizational operations, organizational assets, individuals other organizations, or the Nation.</text:span></text:p>
          </table:table-cell>
          <table:table-cell table:number-columns-repeated="16380" table:style-name="ce68"/>
        </table:table-row>
        <table:table-row table:style-name="ro9">
          <table:table-cell office:value-type="string" table:style-name="ce73">
            <text:p>Not Relevant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7">
            <text:p>0</text:p>
          </table:table-cell>
          <table:table-cell office:value-type="string" table:style-name="ce68">
            <text:p>-</text:p>
          </table:table-cell>
          <table:table-cell table:number-columns-repeated="16380" table:style-name="ce68"/>
        </table:table-row>
        <table:table-row table:number-rows-repeated="3" table:style-name="ro1">
          <table:table-cell table:style-name="ce34"/>
          <table:table-cell table:style-name="ce80"/>
          <table:table-cell table:style-name="ce83"/>
          <table:table-cell table:number-columns-repeated="22" table:style-name="ce34"/>
          <table:table-cell table:number-columns-repeated="16359" table:style-name="ce74"/>
        </table:table-row>
        <table:table-row table:style-name="ro1">
          <table:table-cell office:value-type="string" table:style-name="ce75">
            <text:p><text:a xlink:href="https://csrc.nist.gov/pubs/sp/800/30/r1/final">Adapted from NIST Risk assessment Guide SP 800-30 Table H-3</text:a></text:p>
          </table:table-cell>
          <table:table-cell table:style-name="ce80"/>
          <table:table-cell table:style-name="ce83"/>
          <table:table-cell table:number-columns-repeated="22" table:style-name="ce34"/>
          <table:table-cell table:number-columns-repeated="16359" table:style-name="ce74"/>
        </table:table-row>
        <table:table-row table:style-name="ro1">
          <table:table-cell office:value-type="string" table:style-name="ce34">
            <text:p>Tightened language</text:p>
          </table:table-cell>
          <table:table-cell table:style-name="ce80"/>
          <table:table-cell table:style-name="ce83"/>
          <table:table-cell table:number-columns-repeated="2" table:style-name="ce74"/>
          <table:table-cell table:number-columns-repeated="20" table:style-name="ce34"/>
          <table:table-cell table:number-columns-repeated="16359" table:style-name="ce74"/>
        </table:table-row>
        <table:table-row table:style-name="ro1">
          <table:table-cell table:style-name="ce34"/>
          <table:table-cell table:style-name="ce80"/>
          <table:table-cell table:style-name="ce83"/>
          <table:table-cell table:number-columns-repeated="22" table:style-name="ce34"/>
          <table:table-cell table:number-columns-repeated="16359" table:style-name="ce74"/>
        </table:table-row>
        <table:table-row table:style-name="ro4">
          <table:table-cell office:value-type="string" table:style-name="ce3">
            <text:p>Room for improvement:<text:s/></text:p>
          </table:table-cell>
          <table:table-cell table:style-name="ce80"/>
          <table:table-cell table:style-name="ce83"/>
          <table:table-cell office:value-type="string" table:style-name="ce33">
            <text:p>The terms here (eg "severe", "serious") are very vague/broad due to trying to cover all situations. Better, more specific examples to help</text:p>
          </table:table-cell>
          <table:table-cell table:number-columns-repeated="21" table:style-name="ce34"/>
          <table:table-cell table:number-columns-repeated="16359" table:style-name="ce74"/>
        </table:table-row>
        <table:table-row table:style-name="ro4">
          <table:table-cell table:style-name="ce34"/>
          <table:table-cell table:style-name="ce80"/>
          <table:table-cell table:style-name="ce83"/>
          <table:table-cell office:value-type="string" table:style-name="ce33">
            <text:p>Could/should pull out categories of asset viz Table H-1, eg 'harm to individuals', 'harm to nation'</text:p>
          </table:table-cell>
          <table:table-cell table:number-columns-repeated="21" table:style-name="ce34"/>
          <table:table-cell table:number-columns-repeated="16359" table:style-name="ce74"/>
        </table:table-row>
        <table:table-row table:number-rows-repeated="983" table:style-name="ro1">
          <table:table-cell table:style-name="ce34"/>
          <table:table-cell table:style-name="ce80"/>
          <table:table-cell table:style-name="ce83"/>
          <table:table-cell table:number-columns-repeated="22" table:style-name="ce34"/>
          <table:table-cell table:number-columns-repeated="16359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8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C6DCE1"/>
      <style:text-properties fo:color="#215A6C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6DCE1"/>
      <style:text-properties fo:color="#215A6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Martin Hill</dc:creator>
    <dc:date>2025-08-01T13:59:14Z</dc:date>
  </office:meta>
</office:document-meta>
</file>